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office:value-type="string" office:string-value="sci">
            <text:p>sci</text:p>
          </table:table-cell>
          <table:table-cell office:value-type="string" office:string-value="floraveg">
            <text:p>floraveg</text:p>
          </table:table-cell>
          <table:table-cell office:value-type="string" office:string-value="MBG">
            <text:p>MBG</text:p>
          </table:table-cell>
          <table:table-cell office:value-type="string" office:string-value="floraweb">
            <text:p>floraweb</text:p>
          </table:table-cell>
          <table:table-cell office:value-type="string" office:string-value="infoflora">
            <text:p>infoflora</text:p>
          </table:table-cell>
          <table:table-cell office:value-type="string" office:string-value="pfaf">
            <text:p>pfaf</text:p>
          </table:table-cell>
          <table:table-cell office:value-type="string" office:string-value="greeninfo">
            <text:p>greeninfo</text:p>
          </table:table-cell>
        </table:table-row>
        <table:table-row>
          <table:table-cell office:value-type="string" office:string-value="Asteriscus maritimus">
            <text:p>Asteriscus maritimu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c194">
            <text:p>https://www.missouribotanicalgarden.org/PlantFinder/PlantFinderDetails.aspx?kempercode=c194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aucus carota">
            <text:p>Daucus carota</text:p>
          </table:table-cell>
          <table:table-cell office:value-type="string" office:string-value="https://floraveg.eu/taxon/overview/Daucus%20carota">
            <text:p>https://floraveg.eu/taxon/overview/Daucus%20carota</text:p>
          </table:table-cell>
          <table:table-cell office:value-type="string" office:string-value="https://www.missouribotanicalgarden.org/PlantFinder/PlantFinderDetails.aspx?taxonid=276043&amp;isprofile=1&amp;basic=carrot">
            <text:p>https://www.missouribotanicalgarden.org/PlantFinder/PlantFinderDetails.aspx?taxonid=276043&amp;isprofile=1&amp;basic=carrot</text:p>
          </table:table-cell>
          <table:table-cell office:value-type="string" office:string-value="https://www.floraweb.de/php/taxonomie.php?taxon-id=1886">
            <text:p>https://www.floraweb.de/php/taxonomie.php?taxon-id=1886</text:p>
          </table:table-cell>
          <table:table-cell office:value-type="string" office:string-value="https://www.infoflora.ch/en/flora/daucus-carota.html">
            <text:p>https://www.infoflora.ch/en/flora/daucus-carota.html</text:p>
          </table:table-cell>
          <table:table-cell office:value-type="string" office:string-value="https://pfaf.org/user/Plant.aspx?LatinName=Daucus+carota">
            <text:p>https://pfaf.org/user/Plant.aspx?LatinName=Daucus+carot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gapanthus africanus">
            <text:p>Agapanthus africanus</text:p>
          </table:table-cell>
          <table:table-cell office:value-type="string" office:string-value="https://floraveg.eu/taxon/overview/Agapanthus%20africanus">
            <text:p>https://floraveg.eu/taxon/overview/Agapanthus%20africanus</text:p>
          </table:table-cell>
          <table:table-cell office:value-type="string" office:string-value="http://www.missouribotanicalgarden.org/PlantFinder/PlantFinderDetails.aspx?kempercode=a433">
            <text:p>http://www.missouribotanicalgarden.org/PlantFinder/PlantFinderDetails.aspx?kempercode=a433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https://pfaf.org/user/Plant.aspx?LatinName=Agapanthus+africanus">
            <text:p>https://pfaf.org/user/Plant.aspx?LatinName=Agapanthus+african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ougainvillea spectabilis">
            <text:p>Bougainvillea spectabilis</text:p>
          </table:table-cell>
          <table:table-cell office:value-type="string" office:string-value="https://floraveg.eu/taxon/overview/Bougainvillea%20spectabilis">
            <text:p>https://floraveg.eu/taxon/overview/Bougainvillea%20spectabilis</text:p>
          </table:table-cell>
          <table:table-cell office:value-type="string" office:string-value="https://www.missouribotanicalgarden.org/PlantFinder/PlantFinderDetails.aspx?taxonid=264583">
            <text:p>https://www.missouribotanicalgarden.org/PlantFinder/PlantFinderDetails.aspx?taxonid=264583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mellia japonica">
            <text:p>Camellia japonic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87331">
            <text:p>https://www.missouribotanicalgarden.org/PlantFinder/PlantFinderDetails.aspx?taxonid=287331</text:p>
          </table:table-cell>
          <table:table-cell office:value-type="string" office:string-value="no">
            <text:p>no</text:p>
          </table:table-cell>
          <table:table-cell office:value-type="string" office:string-value="https://www.infoflora.ch/en/flora/camellia-japonica.html">
            <text:p>https://www.infoflora.ch/en/flora/camellia-japonica.html</text:p>
          </table:table-cell>
          <table:table-cell office:value-type="string" office:string-value="https://pfaf.org/user/Plant.aspx?LatinName=Camellia+japonica">
            <text:p>https://pfaf.org/user/Plant.aspx?LatinName=Camellia+japoni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erbera jamesonii">
            <text:p>Gerbera jamesonii</text:p>
          </table:table-cell>
          <table:table-cell office:value-type="string" office:string-value="https://floraveg.eu/taxon/overview/Gerbera%20jamesonii">
            <text:p>https://floraveg.eu/taxon/overview/Gerbera%20jamesonii</text:p>
          </table:table-cell>
          <table:table-cell office:value-type="string" office:string-value="https://www.missouribotanicalgarden.org/PlantFinder/PlantFinderDetails.aspx?kempercode=a518">
            <text:p>https://www.missouribotanicalgarden.org/PlantFinder/PlantFinderDetails.aspx?kempercode=a518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uphorbia pulcherrima ">
            <text:p>Euphorbia pulcherrima 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80089&amp;isprofile=1&amp;basic=poinsettia">
            <text:p>https://www.missouribotanicalgarden.org/PlantFinder/PlantFinderDetails.aspx?taxonid=280089&amp;isprofile=1&amp;basic=poinsettia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azania">
            <text:p>Gaza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517">
            <text:p>https://www.missouribotanicalgarden.org/PlantFinder/PlantFinderDetails.aspx?kempercode=a517</text:p>
          </table:table-cell>
          <table:table-cell office:value-type="string" office:string-value="">
            <text:p/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mium maculatum">
            <text:p>Lamium maculatum</text:p>
          </table:table-cell>
          <table:table-cell office:value-type="string" office:string-value="https://floraveg.eu/taxon/overview/Lamium%20maculatum">
            <text:p>https://floraveg.eu/taxon/overview/Lamium%20maculatum</text:p>
          </table:table-cell>
          <table:table-cell office:value-type="string" office:string-value="https://www.missouribotanicalgarden.org/PlantFinder/PlantFinderDetails.aspx?kempercode=d720">
            <text:p>https://www.missouribotanicalgarden.org/PlantFinder/PlantFinderDetails.aspx?kempercode=d720</text:p>
          </table:table-cell>
          <table:table-cell office:value-type="string" office:string-value="https://www.floraweb.de/php/taxonomie.php?taxon-id=3263">
            <text:p>https://www.floraweb.de/php/taxonomie.php?taxon-id=3263</text:p>
          </table:table-cell>
          <table:table-cell office:value-type="string" office:string-value="https://www.infoflora.ch/en/flora/lamium-maculatum.html">
            <text:p>https://www.infoflora.ch/en/flora/lamium-maculatum.html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orenia fournieri">
            <text:p>Torenia fournieri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613">
            <text:p>https://www.missouribotanicalgarden.org/PlantFinder/PlantFinderDetails.aspx?kempercode=a613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piraea japonica ">
            <text:p>Spiraea japonica </text:p>
          </table:table-cell>
          <table:table-cell office:value-type="string" office:string-value="https://floraveg.eu/taxon/overview/Spiraea%20japonica">
            <text:p>https://floraveg.eu/taxon/overview/Spiraea%20japonica</text:p>
          </table:table-cell>
          <table:table-cell office:value-type="string" office:string-value="https://www.missouribotanicalgarden.org/PlantFinder/PlantFinderDetails.aspx?taxonid=286473">
            <text:p>https://www.missouribotanicalgarden.org/PlantFinder/PlantFinderDetails.aspx?taxonid=286473</text:p>
          </table:table-cell>
          <table:table-cell office:value-type="string" office:string-value="https://www.floraweb.de/php/taxonomie.php?taxon-id=7042">
            <text:p>https://www.floraweb.de/php/taxonomie.php?taxon-id=7042</text:p>
          </table:table-cell>
          <table:table-cell office:value-type="string" office:string-value="https://www.infoflora.ch/en/flora/spiraea-japonica.html">
            <text:p>https://www.infoflora.ch/en/flora/spiraea-japonica.html</text:p>
          </table:table-cell>
          <table:table-cell office:value-type="string" office:string-value="https://pfaf.org/user/Plant.aspx?LatinName=Spiraea+japonica">
            <text:p>https://pfaf.org/user/Plant.aspx?LatinName=Spiraea+japoni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stinaca sativa">
            <text:p>Pastinaca sativa</text:p>
          </table:table-cell>
          <table:table-cell office:value-type="string" office:string-value="https://floraveg.eu/taxon/overview/Pastinaca%20sativa">
            <text:p>https://floraveg.eu/taxon/overview/Pastinaca%20sativa</text:p>
          </table:table-cell>
          <table:table-cell office:value-type="string" office:string-value="http://www.mobot.org/mobot/latindict/keyDetail.aspx?keyWord=dauciformis">
            <text:p>http://www.mobot.org/mobot/latindict/keyDetail.aspx?keyWord=dauciformis</text:p>
          </table:table-cell>
          <table:table-cell office:value-type="string" office:string-value="https://www.floraweb.de/php/taxonomie.php?taxon-id=4136">
            <text:p>https://www.floraweb.de/php/taxonomie.php?taxon-id=4136</text:p>
          </table:table-cell>
          <table:table-cell office:value-type="string" office:string-value="https://www.infoflora.ch/en/flora/pastinaca-sativa.html">
            <text:p>https://www.infoflora.ch/en/flora/pastinaca-sativa.html</text:p>
          </table:table-cell>
          <table:table-cell office:value-type="string" office:string-value="https://pfaf.org/user/Plant.aspx?LatinName=Pastinaca+sativa">
            <text:p>https://pfaf.org/user/Plant.aspx?LatinName=Pastinaca+sativ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ium">
            <text:p>Alli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192">
            <text:p>https://www.missouribotanicalgarden.org/PlantFinder/PlantFinderDetails.aspx?taxonid=28219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ium ursinum">
            <text:p>Allium ursinum</text:p>
          </table:table-cell>
          <table:table-cell office:value-type="string" office:string-value="https://floraveg.eu/taxon/overview/Allium%20ursinum">
            <text:p>https://floraveg.eu/taxon/overview/Allium%20ursinum</text:p>
          </table:table-cell>
          <table:table-cell office:value-type="string" office:string-value="https://www.missouribotanicalgarden.org/PlantFinder/PlantFinderDetails.aspx?taxonid=281739">
            <text:p>https://www.missouribotanicalgarden.org/PlantFinder/PlantFinderDetails.aspx?taxonid=281739</text:p>
          </table:table-cell>
          <table:table-cell office:value-type="string" office:string-value="https://www.floraweb.de/php/taxonomie.php?taxon-id=320">
            <text:p>https://www.floraweb.de/php/taxonomie.php?taxon-id=320</text:p>
          </table:table-cell>
          <table:table-cell office:value-type="string" office:string-value="https://www.infoflora.ch/en/flora/allium-ursinum.html">
            <text:p>https://www.infoflora.ch/en/flora/allium-ursinum.html</text:p>
          </table:table-cell>
          <table:table-cell office:value-type="string" office:string-value="https://pfaf.org/user/Plant.aspx?LatinName=Allium+ursinum">
            <text:p>https://pfaf.org/user/Plant.aspx?LatinName=Allium+ursin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ium tuberosum">
            <text:p>Allium tuberosum</text:p>
          </table:table-cell>
          <table:table-cell office:value-type="string" office:string-value="https://floraveg.eu/taxon/overview/Allium%20tuberosum">
            <text:p>https://floraveg.eu/taxon/overview/Allium%20tuberosum</text:p>
          </table:table-cell>
          <table:table-cell office:value-type="string" office:string-value="https://www.missouribotanicalgarden.org/PlantFinder/PlantFinderDetails.aspx?kempercode=u770">
            <text:p>https://www.missouribotanicalgarden.org/PlantFinder/PlantFinderDetails.aspx?kempercode=u770</text:p>
          </table:table-cell>
          <table:table-cell office:value-type="string" office:string-value="https://www.floraweb.de/php/taxonomie.php?taxon-id=11924">
            <text:p>https://www.floraweb.de/php/taxonomie.php?taxon-id=11924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Allium+tuberosum">
            <text:p>https://pfaf.org/user/Plant.aspx?LatinName=Allium+tuberos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ium angulosum">
            <text:p>Allium angulosum</text:p>
          </table:table-cell>
          <table:table-cell office:value-type="string" office:string-value="https://floraveg.eu/taxon/overview/Allium%20angulosum">
            <text:p>https://floraveg.eu/taxon/overview/Allium%20angulosum</text:p>
          </table:table-cell>
          <table:table-cell office:value-type="string" office:string-value="http://www.mobot.org/mobot/research/leguide/collections/100/1524.html">
            <text:p>http://www.mobot.org/mobot/research/leguide/collections/100/1524.html</text:p>
          </table:table-cell>
          <table:table-cell office:value-type="string" office:string-value="https://www.floraweb.de/php/taxonomie.php?taxon-id=284">
            <text:p>https://www.floraweb.de/php/taxonomie.php?taxon-id=284</text:p>
          </table:table-cell>
          <table:table-cell office:value-type="string" office:string-value="https://www.infoflora.ch/en/flora/allium-angulosum.html">
            <text:p>https://www.infoflora.ch/en/flora/allium-angulosum.html</text:p>
          </table:table-cell>
          <table:table-cell office:value-type="string" office:string-value="https://pfaf.org/user/Plant.aspx?LatinName=Allium+angulosum">
            <text:p>https://pfaf.org/user/Plant.aspx?LatinName=Allium+angulos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massia">
            <text:p>Camass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q550">
            <text:p>https://www.missouribotanicalgarden.org/PlantFinder/PlantFinderDetails.aspx?kempercode=q5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lobularia">
            <text:p>Globular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9836&amp;isprofile=0&amp;pt=8">
            <text:p>https://www.missouribotanicalgarden.org/PlantFinder/PlantFinderDetails.aspx?taxonid=299836&amp;isprofile=0&amp;pt=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ritillaria">
            <text:p>Fritillar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1768&amp;isprofile=1&amp;basic=Fritillaria">
            <text:p>https://www.missouribotanicalgarden.org/PlantFinder/PlantFinderDetails.aspx?taxonid=281768&amp;isprofile=1&amp;basic=Fritillar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lematis">
            <text:p>Clemat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300">
            <text:p>https://www.missouribotanicalgarden.org/PlantFinder/PlantFinderDetails.aspx?kempercode=a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lematis montana ">
            <text:p>Clematis montana </text:p>
          </table:table-cell>
          <table:table-cell office:value-type="string" office:string-value="https://floraveg.eu/taxon/overview/Clematis%20montana">
            <text:p>https://floraveg.eu/taxon/overview/Clematis%20montana</text:p>
          </table:table-cell>
          <table:table-cell office:value-type="string" office:string-value="https://www.missouribotanicalgarden.org/PlantFinder/PlantFinderDetails.aspx?taxonid=244362&amp;isprofile=0&amp;pt=16">
            <text:p>https://www.missouribotanicalgarden.org/PlantFinder/PlantFinderDetails.aspx?taxonid=244362&amp;isprofile=0&amp;pt=16</text:p>
          </table:table-cell>
          <table:table-cell office:value-type="string" office:string-value="https://www.floraweb.de/php/taxonomie.php?taxon-id=30724">
            <text:p>https://www.floraweb.de/php/taxonomie.php?taxon-id=307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Wisteria">
            <text:p>Wisteri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taxonid=280631">
            <text:p>http://www.missouribotanicalgarden.org/plantfinder/PlantFinderDetails.aspx?taxonid=2806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erium oleander">
            <text:p>Nerium oleander</text:p>
          </table:table-cell>
          <table:table-cell office:value-type="string" office:string-value="https://floraveg.eu/taxon/overview/Nerium%20oleander">
            <text:p>https://floraveg.eu/taxon/overview/Nerium%20oleander</text:p>
          </table:table-cell>
          <table:table-cell office:value-type="string" office:string-value="https://www.missouribotanicalgarden.org/PlantFinder/PlantFinderDetails.aspx?kempercode=a532">
            <text:p>https://www.missouribotanicalgarden.org/PlantFinder/PlantFinderDetails.aspx?kempercode=a532</text:p>
          </table:table-cell>
          <table:table-cell office:value-type="string" office:string-value="https://www.floraweb.de/php/taxonomie.php?taxon-id=3844">
            <text:p>https://www.floraweb.de/php/taxonomie.php?taxon-id=3844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Nerium+oleander">
            <text:p>https://pfaf.org/user/Plant.aspx?LatinName=Nerium+oleander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orbus">
            <text:p>Sorb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6370">
            <text:p>https://www.missouribotanicalgarden.org/PlantFinder/PlantFinderDetails.aspx?taxonid=2863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hododendron">
            <text:p>Rhododendron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5576&amp;isprofile=0&amp;">
            <text:p>https://www.missouribotanicalgarden.org/PlantFinder/PlantFinderDetails.aspx?taxonid=265576&amp;isprofile=0&amp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ulipa">
            <text:p>Tulip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c252">
            <text:p>https://www.missouribotanicalgarden.org/PlantFinder/PlantFinderDetails.aspx?kempercode=c25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ardenia">
            <text:p>Garde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b555">
            <text:p>https://www.missouribotanicalgarden.org/PlantFinder/PlantFinderDetails.aspx?kempercode=b5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agnolia">
            <text:p>Magnol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d422">
            <text:p>https://www.missouribotanicalgarden.org/PlantFinder/PlantFinderDetails.aspx?kempercode=d4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eucanthemum vulgare">
            <text:p>Leucanthemum vulgare</text:p>
          </table:table-cell>
          <table:table-cell office:value-type="string" office:string-value="https://floraveg.eu/taxon/overview/Leucanthemum%20vulgare">
            <text:p>https://floraveg.eu/taxon/overview/Leucanthemum%20vulgare</text:p>
          </table:table-cell>
          <table:table-cell office:value-type="string" office:string-value="https://www.missouribotanicalgarden.org/PlantFinder/PlantFinderDetails.aspx?taxonid=250182&amp;isprofile=0&amp;">
            <text:p>https://www.missouribotanicalgarden.org/PlantFinder/PlantFinderDetails.aspx?taxonid=250182&amp;isprofile=0&amp;</text:p>
          </table:table-cell>
          <table:table-cell office:value-type="string" office:string-value="https://www.floraweb.de/php/taxonomie.php?taxon-id=3384">
            <text:p>https://www.floraweb.de/php/taxonomie.php?taxon-id=3384</text:p>
          </table:table-cell>
          <table:table-cell office:value-type="string" office:string-value="https://www.infoflora.ch/en/flora/leucanthemum-vulgare.html">
            <text:p>https://www.infoflora.ch/en/flora/leucanthemum-vulgare.html</text:p>
          </table:table-cell>
          <table:table-cell office:value-type="string" office:string-value="https://pfaf.org/user/Plant.aspx?LatinName=Leucanthemum+vulgare">
            <text:p>https://pfaf.org/user/Plant.aspx?LatinName=Leucanthemum+vulgare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ahlia">
            <text:p>Dahl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445">
            <text:p>https://www.missouribotanicalgarden.org/PlantFinder/PlantFinderDetails.aspx?kempercode=a4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chinacea">
            <text:p>Echinac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c580">
            <text:p>https://www.missouribotanicalgarden.org/PlantFinder/PlantFinderDetails.aspx?kempercode=c5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omphrena">
            <text:p>Gomphren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115">
            <text:p>https://www.missouribotanicalgarden.org/PlantFinder/PlantFinderDetails.aspx?kempercode=a1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hrysanthemum">
            <text:p>Chrysanthem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2512&amp;isprofile=0&amp;cv=5">
            <text:p>https://www.missouribotanicalgarden.org/PlantFinder/PlantFinderDetails.aspx?taxonid=272512&amp;isprofile=0&amp;cv=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Osteospermum">
            <text:p>Osteosperm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b725">
            <text:p>https://www.missouribotanicalgarden.org/PlantFinder/PlantFinderDetails.aspx?kempercode=b72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">
            <text:p>Ros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e834">
            <text:p>https://www.missouribotanicalgarden.org/PlantFinder/PlantFinderDetails.aspx?kempercode=e83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 canina">
            <text:p>Rosa canina</text:p>
          </table:table-cell>
          <table:table-cell office:value-type="string" office:string-value="https://floraveg.eu/taxon/overview/Rosa%20canina">
            <text:p>https://floraveg.eu/taxon/overview/Rosa%20canina</text:p>
          </table:table-cell>
          <table:table-cell office:value-type="string" office:string-value="https://www.missouribotanicalgarden.org/PlantFinder/PlantFinderDetails.aspx?kempercode=f370">
            <text:p>https://www.missouribotanicalgarden.org/PlantFinder/PlantFinderDetails.aspx?kempercode=f370</text:p>
          </table:table-cell>
          <table:table-cell office:value-type="string" office:string-value="https://www.floraweb.de/php/taxonomie.php?taxon-id=26665">
            <text:p>https://www.floraweb.de/php/taxonomie.php?taxon-id=26665</text:p>
          </table:table-cell>
          <table:table-cell office:value-type="string" office:string-value="https://www.infoflora.ch/en/flora/rosa-canina.html">
            <text:p>https://www.infoflora.ch/en/flora/rosa-canina.html</text:p>
          </table:table-cell>
          <table:table-cell office:value-type="string" office:string-value="https://pfaf.org/user/Plant.aspx?LatinName=Rosa+canina">
            <text:p>https://pfaf.org/user/Plant.aspx?LatinName=Rosa+canin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 rugosa">
            <text:p>Rosa rugosa</text:p>
          </table:table-cell>
          <table:table-cell office:value-type="string" office:string-value="https://floraveg.eu/taxon/overview/Rosa%20rugosa">
            <text:p>https://floraveg.eu/taxon/overview/Rosa%20rugosa</text:p>
          </table:table-cell>
          <table:table-cell office:value-type="string" office:string-value="https://www.missouribotanicalgarden.org/PlantFinder/PlantFinderDetails.aspx?taxonid=286364">
            <text:p>https://www.missouribotanicalgarden.org/PlantFinder/PlantFinderDetails.aspx?taxonid=286364</text:p>
          </table:table-cell>
          <table:table-cell office:value-type="string" office:string-value="https://www.floraweb.de/php/taxonomie.php?taxon-id=4903">
            <text:p>https://www.floraweb.de/php/taxonomie.php?taxon-id=4903</text:p>
          </table:table-cell>
          <table:table-cell office:value-type="string" office:string-value="https://www.infoflora.ch/en/flora/rosa-rugosa.html">
            <text:p>https://www.infoflora.ch/en/flora/rosa-rugosa.html</text:p>
          </table:table-cell>
          <table:table-cell office:value-type="string" office:string-value="https://pfaf.org/user/Plant.aspx?LatinName=Rosa+rugosa">
            <text:p>https://pfaf.org/user/Plant.aspx?LatinName=Rosa+rugos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 damascena">
            <text:p>Rosa damascen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2188&amp;isprofile=0&amp;gen=Rosa">
            <text:p>https://www.missouribotanicalgarden.org/PlantFinder/PlantFinderDetails.aspx?taxonid=252188&amp;isprofile=0&amp;gen=Rosa</text:p>
          </table:table-cell>
          <table:table-cell office:value-type="string" office:string-value="https://www.floraweb.de/php/taxonomie.php?taxon-id=10851">
            <text:p>https://www.floraweb.de/php/taxonomie.php?taxon-id=108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 multiflora">
            <text:p>Rosa multiflora</text:p>
          </table:table-cell>
          <table:table-cell office:value-type="string" office:string-value="https://floraveg.eu/taxon/overview/Rosa%20multiflora">
            <text:p>https://floraveg.eu/taxon/overview/Rosa%20multiflora</text:p>
          </table:table-cell>
          <table:table-cell office:value-type="string" office:string-value="https://www.missouribotanicalgarden.org/PlantFinder/PlantFinderDetails.aspx?kempercode=b514">
            <text:p>https://www.missouribotanicalgarden.org/PlantFinder/PlantFinderDetails.aspx?kempercode=b514</text:p>
          </table:table-cell>
          <table:table-cell office:value-type="string" office:string-value="https://www.floraweb.de/php/taxonomie.php?taxon-id=6973">
            <text:p>https://www.floraweb.de/php/taxonomie.php?taxon-id=6973</text:p>
          </table:table-cell>
          <table:table-cell office:value-type="string" office:string-value="https://www.infoflora.ch/en/flora/rosa-multiflora.html">
            <text:p>https://www.infoflora.ch/en/flora/rosa-multiflora.html</text:p>
          </table:table-cell>
          <table:table-cell office:value-type="string" office:string-value="https://pfaf.org/user/Plant.aspx?LatinName=Rosa+multiflora">
            <text:p>https://pfaf.org/user/Plant.aspx?LatinName=Rosa+multiflo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 moyesii">
            <text:p>Rosa moyesii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taxonid=252297">
            <text:p>http://www.missouribotanicalgarden.org/PlantFinder/PlantFinderDetails.aspx?taxonid=25229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Rosa+moyesii">
            <text:p>https://pfaf.org/user/Plant.aspx?LatinName=Rosa+moyesii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 glauca">
            <text:p>Rosa glauca</text:p>
          </table:table-cell>
          <table:table-cell office:value-type="string" office:string-value="https://floraveg.eu/taxon/overview/Rosa%20glauca">
            <text:p>https://floraveg.eu/taxon/overview/Rosa%20glauca</text:p>
          </table:table-cell>
          <table:table-cell office:value-type="string" office:string-value="https://www.missouribotanicalgarden.org/PlantFinder/PlantFinderDetails.aspx?taxonid=286362">
            <text:p>https://www.missouribotanicalgarden.org/PlantFinder/PlantFinderDetails.aspx?taxonid=286362</text:p>
          </table:table-cell>
          <table:table-cell office:value-type="string" office:string-value="https://www.floraweb.de/php/taxonomie.php?taxon-id=23610">
            <text:p>https://www.floraweb.de/php/taxonomie.php?taxon-id=23610</text:p>
          </table:table-cell>
          <table:table-cell office:value-type="string" office:string-value="https://www.infoflora.ch/en/flora/rosa-glauca.html">
            <text:p>https://www.infoflora.ch/en/flora/rosa-glauca.html</text:p>
          </table:table-cell>
          <table:table-cell office:value-type="string" office:string-value="https://pfaf.org/user/Plant.aspx?LatinName=Rosa+glauca">
            <text:p>https://pfaf.org/user/Plant.aspx?LatinName=Rosa+glau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uzmania lingulata">
            <text:p>Guzmania lingulat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b556">
            <text:p>https://www.missouribotanicalgarden.org/PlantFinder/PlantFinderDetails.aspx?kempercode=b556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paver">
            <text:p>Papaver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2337&amp;isprofile=1&amp;basic=Papaver%20orientale">
            <text:p>https://www.missouribotanicalgarden.org/PlantFinder/PlantFinderDetails.aspx?taxonid=262337&amp;isprofile=1&amp;basic=Papaver%20orienta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etrosideros excelsa">
            <text:p>Metrosideros excelsa</text:p>
          </table:table-cell>
          <table:table-cell office:value-type="string" office:string-value="https://floraveg.eu/taxon/overview/Metrosideros%20excelsa">
            <text:p>https://floraveg.eu/taxon/overview/Metrosideros%20excelsa</text:p>
          </table:table-cell>
          <table:table-cell office:value-type="string" office:string-value="https://www.mobot.org/mobot/research/apweb/top/referencest_z.html">
            <text:p>https://www.mobot.org/mobot/research/apweb/top/referencest_z.html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Metrosideros+excelsa">
            <text:p>https://pfaf.org/user/Plant.aspx?LatinName=Metrosideros+excels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lium">
            <text:p>Lili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d880">
            <text:p>https://www.missouribotanicalgarden.org/PlantFinder/PlantFinderDetails.aspx?kempercode=d8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merocallis">
            <text:p>Hemerocall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k430">
            <text:p>https://www.missouribotanicalgarden.org/PlantFinder/PlantFinderDetails.aspx?kempercode=k4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merocallis citrina">
            <text:p>Hemerocallis citrin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265&amp;isprofile=0&amp;pt=8">
            <text:p>https://www.missouribotanicalgarden.org/PlantFinder/PlantFinderDetails.aspx?taxonid=282265&amp;isprofile=0&amp;pt=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Hemerocallis+citrina">
            <text:p>https://pfaf.org/user/Plant.aspx?LatinName=Hemerocallis+citrin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merocallis fulva">
            <text:p>Hemerocallis fulva</text:p>
          </table:table-cell>
          <table:table-cell office:value-type="string" office:string-value="https://floraveg.eu/taxon/overview/Hemerocallis%20fulva">
            <text:p>https://floraveg.eu/taxon/overview/Hemerocallis%20fulva</text:p>
          </table:table-cell>
          <table:table-cell office:value-type="string" office:string-value="https://www.missouribotanicalgarden.org/PlantFinder/PlantFinderDetails.aspx?kempercode=k430">
            <text:p>https://www.missouribotanicalgarden.org/PlantFinder/PlantFinderDetails.aspx?kempercode=k430</text:p>
          </table:table-cell>
          <table:table-cell office:value-type="string" office:string-value="https://www.floraweb.de/php/taxonomie.php?taxon-id=2813">
            <text:p>https://www.floraweb.de/php/taxonomie.php?taxon-id=2813</text:p>
          </table:table-cell>
          <table:table-cell office:value-type="string" office:string-value="https://www.infoflora.ch/en/flora/hemerocallis-fulva.html">
            <text:p>https://www.infoflora.ch/en/flora/hemerocallis-fulva.html</text:p>
          </table:table-cell>
          <table:table-cell office:value-type="string" office:string-value="https://pfaf.org/user/Plant.aspx?LatinName=Hemerocallis+fulva">
            <text:p>https://pfaf.org/user/Plant.aspx?LatinName=Hemerocallis+fulv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ymenocallis littoralis">
            <text:p>Hymenocallis littoralis</text:p>
          </table:table-cell>
          <table:table-cell office:value-type="string" office:string-value="">
            <text:p/>
          </table:table-cell>
          <table:table-cell office:value-type="string" office:string-value="http://www.mobot.org/mobot/bloom/2004/2004-01-23d.html">
            <text:p>http://www.mobot.org/mobot/bloom/2004/2004-01-23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ipleurospermum">
            <text:p>Tripleurospermum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ortals/0/wlbc/PDF's/ApplequistCV.pdf">
            <text:p>http://www.missouribotanicalgarden.org/Portals/0/wlbc/PDF's/ApplequistCV.pd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iopsis helianthoides">
            <text:p>Heliopsis helianthoides</text:p>
          </table:table-cell>
          <table:table-cell office:value-type="string" office:string-value="https://floraveg.eu/taxon/overview/Heliopsis%20helianthoides">
            <text:p>https://floraveg.eu/taxon/overview/Heliopsis%20helianthoides</text:p>
          </table:table-cell>
          <table:table-cell office:value-type="string" office:string-value="https://www.missouribotanicalgarden.org/PlantFinder/PlantFinderDetails.aspx?kempercode=g520">
            <text:p>https://www.missouribotanicalgarden.org/PlantFinder/PlantFinderDetails.aspx?kempercode=g520</text:p>
          </table:table-cell>
          <table:table-cell office:value-type="string" office:string-value="https://www.floraweb.de/php/taxonomie.php?taxon-id=6809">
            <text:p>https://www.floraweb.de/php/taxonomie.php?taxon-id=6809</text:p>
          </table:table-cell>
          <table:table-cell office:value-type="string" office:string-value="https://www.infoflora.ch/en/flora/heliopsis-helianthoides.html">
            <text:p>https://www.infoflora.ch/en/flora/heliopsis-helianthoides.html</text:p>
          </table:table-cell>
          <table:table-cell office:value-type="string" office:string-value="https://pfaf.org/user/Plant.aspx?LatinName=Heliopsis+helianthoides">
            <text:p>https://pfaf.org/user/Plant.aspx?LatinName=Heliopsis+helianthoid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reopsis">
            <text:p>Coreops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n870">
            <text:p>https://www.missouribotanicalgarden.org/PlantFinder/PlantFinderDetails.aspx?kempercode=n8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ianthus">
            <text:p>Dianth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2909">
            <text:p>https://www.missouribotanicalgarden.org/PlantFinder/PlantFinderDetails.aspx?taxonid=27290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ianthus barbatus">
            <text:p>Dianthus barbatus</text:p>
          </table:table-cell>
          <table:table-cell office:value-type="string" office:string-value="https://floraveg.eu/taxon/overview/Dianthus%20barbatus">
            <text:p>https://floraveg.eu/taxon/overview/Dianthus%20barbatus</text:p>
          </table:table-cell>
          <table:table-cell office:value-type="string" office:string-value="http://www.missouribotanicalgarden.org/plantfinder/PlantFinderDetails.aspx?taxonid=279027">
            <text:p>http://www.missouribotanicalgarden.org/plantfinder/PlantFinderDetails.aspx?taxonid=279027</text:p>
          </table:table-cell>
          <table:table-cell office:value-type="string" office:string-value="https://www.floraweb.de/php/taxonomie.php?taxon-id=1915">
            <text:p>https://www.floraweb.de/php/taxonomie.php?taxon-id=1915</text:p>
          </table:table-cell>
          <table:table-cell office:value-type="string" office:string-value="https://www.infoflora.ch/en/flora/dianthus-barbatus.html">
            <text:p>https://www.infoflora.ch/en/flora/dianthus-barbatus.html</text:p>
          </table:table-cell>
          <table:table-cell office:value-type="string" office:string-value="https://pfaf.org/user/Plant.aspx?LatinName=Dianthus+barbatus">
            <text:p>https://pfaf.org/user/Plant.aspx?LatinName=Dianthus+barbat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butilon">
            <text:p>Abutilon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1793">
            <text:p>https://www.missouribotanicalgarden.org/PlantFinder/PlantFinderDetails.aspx?taxonid=29179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nsevieria">
            <text:p>Sansevier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43549&amp;isprofile=0&amp;">
            <text:p>https://www.missouribotanicalgarden.org/PlantFinder/PlantFinderDetails.aspx?taxonid=443549&amp;isprofile=0&amp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anas comosus">
            <text:p>Ananas comosus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kempercode=d168">
            <text:p>http://www.missouribotanicalgarden.org/PlantFinder/PlantFinderDetails.aspx?kempercode=d1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Ananas+comosus">
            <text:p>https://pfaf.org/user/Plant.aspx?LatinName=Ananas+comos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Yucca">
            <text:p>Yucc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d184">
            <text:p>https://www.missouribotanicalgarden.org/PlantFinder/PlantFinderDetails.aspx?kempercode=d18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eonia">
            <text:p>Paeo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6086">
            <text:p>https://www.missouribotanicalgarden.org/PlantFinder/PlantFinderDetails.aspx?taxonid=28608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emone">
            <text:p>Anemone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b330">
            <text:p>https://www.missouribotanicalgarden.org/PlantFinder/PlantFinderDetails.aspx?kempercode=b3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emone coronaria">
            <text:p>Anemone coronaria</text:p>
          </table:table-cell>
          <table:table-cell office:value-type="string" office:string-value="https://floraveg.eu/taxon/overview/Anemone%20coronaria">
            <text:p>https://floraveg.eu/taxon/overview/Anemone%20coronaria</text:p>
          </table:table-cell>
          <table:table-cell office:value-type="string" office:string-value="https://www.missouribotanicalgarden.org/PlantFinder/PlantFinderDetails.aspx?taxonid=286104">
            <text:p>https://www.missouribotanicalgarden.org/PlantFinder/PlantFinderDetails.aspx?taxonid=286104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anemone.html">
            <text:p>https://www.infoflora.ch/en/flora/anemone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emone nemorosa">
            <text:p>Anemone nemorosa</text:p>
          </table:table-cell>
          <table:table-cell office:value-type="string" office:string-value="https://floraveg.eu/taxon/overview/Anemone%20nemorosa">
            <text:p>https://floraveg.eu/taxon/overview/Anemone%20nemorosa</text:p>
          </table:table-cell>
          <table:table-cell office:value-type="string" office:string-value="https://www.missouribotanicalgarden.org/PlantFinder/PlantFinderDetails.aspx?taxonid=286193&amp;isprofile=1&amp;basic=Anemone%20nemorosa">
            <text:p>https://www.missouribotanicalgarden.org/PlantFinder/PlantFinderDetails.aspx?taxonid=286193&amp;isprofile=1&amp;basic=Anemone%20nemorosa</text:p>
          </table:table-cell>
          <table:table-cell office:value-type="string" office:string-value="https://www.floraweb.de/php/taxonomie.php?taxon-id=435">
            <text:p>https://www.floraweb.de/php/taxonomie.php?taxon-id=435</text:p>
          </table:table-cell>
          <table:table-cell office:value-type="string" office:string-value="https://www.infoflora.ch/en/flora/anemone-nemorosa.html">
            <text:p>https://www.infoflora.ch/en/flora/anemone-nemorosa.html</text:p>
          </table:table-cell>
          <table:table-cell office:value-type="string" office:string-value="https://pfaf.org/user/Plant.aspx?LatinName=Anemone+nemorosa">
            <text:p>https://pfaf.org/user/Plant.aspx?LatinName=Anemone+nemoros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emone blanda">
            <text:p>Anemone blanda</text:p>
          </table:table-cell>
          <table:table-cell office:value-type="string" office:string-value="https://floraveg.eu/taxon/overview/Anemone%20blanda">
            <text:p>https://floraveg.eu/taxon/overview/Anemone%20blanda</text:p>
          </table:table-cell>
          <table:table-cell office:value-type="string" office:string-value="http://www.missouribotanicalgarden.org/plantfinder/PlantFinderDetails.aspx?taxonid=286103">
            <text:p>http://www.missouribotanicalgarden.org/plantfinder/PlantFinderDetails.aspx?taxonid=286103</text:p>
          </table:table-cell>
          <table:table-cell office:value-type="string" office:string-value="https://www.floraweb.de/php/taxonomie.php?taxon-id=26302">
            <text:p>https://www.floraweb.de/php/taxonomie.php?taxon-id=26302</text:p>
          </table:table-cell>
          <table:table-cell office:value-type="string" office:string-value="https://www.infoflora.ch/en/flora/anemone-blanda.html">
            <text:p>https://www.infoflora.ch/en/flora/anemone-blanda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llistemon">
            <text:p>Callistemon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871">
            <text:p>https://www.missouribotanicalgarden.org/PlantFinder/PlantFinderDetails.aspx?taxonid=2828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yrtus">
            <text:p>Myrt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870">
            <text:p>https://www.missouribotanicalgarden.org/PlantFinder/PlantFinderDetails.aspx?taxonid=2828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Jacaranda mimosifolia">
            <text:p>Jacaranda mimosifolia</text:p>
          </table:table-cell>
          <table:table-cell office:value-type="string" office:string-value="https://floraveg.eu/taxon/overview/Jacaranda%20mimosifolia">
            <text:p>https://floraveg.eu/taxon/overview/Jacaranda%20mimosifolia</text:p>
          </table:table-cell>
          <table:table-cell office:value-type="string" office:string-value="https://www.missouribotanicalgarden.org/PlantFinder/PlantFinderDetails.aspx?kempercode=a873">
            <text:p>https://www.missouribotanicalgarden.org/PlantFinder/PlantFinderDetails.aspx?kempercode=a87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unica granatum">
            <text:p>Punica granatum</text:p>
          </table:table-cell>
          <table:table-cell office:value-type="string" office:string-value="https://floraveg.eu/taxon/overview/Punica%20granatum">
            <text:p>https://floraveg.eu/taxon/overview/Punica%20granatum</text:p>
          </table:table-cell>
          <table:table-cell office:value-type="string" office:string-value="https://www.missouribotanicalgarden.org/PlantFinder/PlantFinderDetails.aspx?taxonid=286059">
            <text:p>https://www.missouribotanicalgarden.org/PlantFinder/PlantFinderDetails.aspx?taxonid=286059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punica-granatum.html">
            <text:p>https://www.infoflora.ch/en/flora/punica-granatum.html</text:p>
          </table:table-cell>
          <table:table-cell office:value-type="string" office:string-value="https://pfaf.org/user/Plant.aspx?LatinName=Punica+granatum">
            <text:p>https://pfaf.org/user/Plant.aspx?LatinName=Punica+granat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ittosporum tobira">
            <text:p>Pittosporum tobira</text:p>
          </table:table-cell>
          <table:table-cell office:value-type="string" office:string-value="https://floraveg.eu/taxon/overview/Pittosporum%20tobira">
            <text:p>https://floraveg.eu/taxon/overview/Pittosporum%20tobira</text:p>
          </table:table-cell>
          <table:table-cell office:value-type="string" office:string-value="https://www.missouribotanicalgarden.org/PlantFinder/PlantFinderDetails.aspx?taxonid=285126&amp;isprofile=0&amp;pt=2">
            <text:p>https://www.missouribotanicalgarden.org/PlantFinder/PlantFinderDetails.aspx?taxonid=285126&amp;isprofile=0&amp;pt=2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pittosporum-tobira.html">
            <text:p>https://www.infoflora.ch/en/flora/pittosporum-tobira.html</text:p>
          </table:table-cell>
          <table:table-cell office:value-type="string" office:string-value="https://pfaf.org/user/Plant.aspx?LatinName=Pittosporum+tobira">
            <text:p>https://pfaf.org/user/Plant.aspx?LatinName=Pittosporum+tobi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ixalix atropurpurea">
            <text:p>Sixalix atropurpurea</text:p>
          </table:table-cell>
          <table:table-cell office:value-type="string" office:string-value="https://floraveg.eu/taxon/overview/Sixalix%20atropurpurea">
            <text:p>https://floraveg.eu/taxon/overview/Sixalix%20atropurpurea</text:p>
          </table:table-cell>
          <table:table-cell office:value-type="string" office:string-value="">
            <text:p/>
          </table:table-cell>
          <table:table-cell office:value-type="string" office:string-value="https://www.floraweb.de/php/taxonomie.php?taxon-id=6989">
            <text:p>https://www.floraweb.de/php/taxonomie.php?taxon-id=69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ntana">
            <text:p>Lantan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523">
            <text:p>https://www.missouribotanicalgarden.org/PlantFinder/PlantFinderDetails.aspx?kempercode=a5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ibiscus">
            <text:p>Hibisc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9953&amp;n=1">
            <text:p>https://www.missouribotanicalgarden.org/PlantFinder/PlantFinderDetails.aspx?taxonid=299953&amp;n=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binia pseudoacacia">
            <text:p>Robinia pseudoacacia</text:p>
          </table:table-cell>
          <table:table-cell office:value-type="string" office:string-value="https://floraveg.eu/taxon/overview/Robinia%20pseudoacacia">
            <text:p>https://floraveg.eu/taxon/overview/Robinia%20pseudoacacia</text:p>
          </table:table-cell>
          <table:table-cell office:value-type="string" office:string-value="https://www.missouribotanicalgarden.org/PlantFinder/PlantFinderDetails.aspx?kempercode=c143%22">
            <text:p>https://www.missouribotanicalgarden.org/PlantFinder/PlantFinderDetails.aspx?kempercode=c143%22</text:p>
          </table:table-cell>
          <table:table-cell office:value-type="string" office:string-value="https://www.floraweb.de/php/taxonomie.php?taxon-id=4855">
            <text:p>https://www.floraweb.de/php/taxonomie.php?taxon-id=4855</text:p>
          </table:table-cell>
          <table:table-cell office:value-type="string" office:string-value="https://www.infoflora.ch/en/flora/robinia-pseudoacacia.html">
            <text:p>https://www.infoflora.ch/en/flora/robinia-pseudoacacia.html</text:p>
          </table:table-cell>
          <table:table-cell office:value-type="string" office:string-value="https://pfaf.org/user/Plant.aspx?LatinName=Robinia+pseudoacacia">
            <text:p>https://pfaf.org/user/Plant.aspx?LatinName=Robinia+pseudoacaci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ulownia">
            <text:p>Paulow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888">
            <text:p>https://www.missouribotanicalgarden.org/PlantFinder/PlantFinderDetails.aspx?kempercode=a88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tharanthus roseus (syn. Vinca rosea)">
            <text:p>Catharanthus roseus (syn. Vinca rosea)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ProfileResults.aspx?basic=Catharanthus%20roseus">
            <text:p>http://www.missouribotanicalgarden.org/PlantFinder/PlantFinderProfileResults.aspx?basic=Catharanthus%20rose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rataegus">
            <text:p>Crataeg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4503&amp;isprofile=0&amp;">
            <text:p>https://www.missouribotanicalgarden.org/PlantFinder/PlantFinderDetails.aspx?taxonid=264503&amp;isprofile=0&amp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ylocereus">
            <text:p>Hylocereus</text:p>
          </table:table-cell>
          <table:table-cell office:value-type="string" office:string-value="">
            <text:p/>
          </table:table-cell>
          <table:table-cell office:value-type="string" office:string-value="http://www.mobot.org/mobot/gentry/123/samerica/AMOTAPE.xls">
            <text:p>http://www.mobot.org/mobot/gentry/123/samerica/AMOTAPE.xl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chefflera">
            <text:p>Scheffler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6615">
            <text:p>https://www.missouribotanicalgarden.org/PlantFinder/PlantFinderDetails.aspx?taxonid=2766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alus">
            <text:p>Mal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q240">
            <text:p>https://www.missouribotanicalgarden.org/PlantFinder/PlantFinderDetails.aspx?kempercode=q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Zea mays">
            <text:p>Zea mays</text:p>
          </table:table-cell>
          <table:table-cell office:value-type="string" office:string-value="https://floraveg.eu/taxon/overview/Zea%20mays">
            <text:p>https://floraveg.eu/taxon/overview/Zea%20mays</text:p>
          </table:table-cell>
          <table:table-cell office:value-type="string" office:string-value="https://www.missouribotanicalgarden.org/PlantFinder/PlantFinderDetails.aspx?taxonid=285225&amp;isprofile=1&amp;basic=zea%20mays">
            <text:p>https://www.missouribotanicalgarden.org/PlantFinder/PlantFinderDetails.aspx?taxonid=285225&amp;isprofile=1&amp;basic=zea%20mays</text:p>
          </table:table-cell>
          <table:table-cell office:value-type="string" office:string-value="https://www.floraweb.de/php/taxonomie.php?taxon-id=11313">
            <text:p>https://www.floraweb.de/php/taxonomie.php?taxon-id=11313</text:p>
          </table:table-cell>
          <table:table-cell office:value-type="string" office:string-value="https://www.infoflora.ch/en/flora/zea-mays.html">
            <text:p>https://www.infoflora.ch/en/flora/zea-mays.html</text:p>
          </table:table-cell>
          <table:table-cell office:value-type="string" office:string-value="https://pfaf.org/user/Plant.aspx?LatinName=Zea+mays">
            <text:p>https://pfaf.org/user/Plant.aspx?LatinName=Zea+may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erbena">
            <text:p>Verben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z370">
            <text:p>https://www.missouribotanicalgarden.org/PlantFinder/PlantFinderDetails.aspx?kempercode=z3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yosotis">
            <text:p>Myosot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8005">
            <text:p>https://www.missouribotanicalgarden.org/PlantFinder/PlantFinderDetails.aspx?taxonid=2780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entha">
            <text:p>Menth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1400">
            <text:p>https://www.missouribotanicalgarden.org/PlantFinder/PlantFinderDetails.aspx?taxonid=281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vatera">
            <text:p>Lavater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taxonid=282600">
            <text:p>http://www.missouribotanicalgarden.org/plantfinder/PlantFinderDetails.aspx?taxonid=282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vandula">
            <text:p>Lavandu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1393&amp;isprofile=1&amp;gen=Lavandula">
            <text:p>https://www.missouribotanicalgarden.org/PlantFinder/PlantFinderDetails.aspx?taxonid=281393&amp;isprofile=1&amp;gen=Lavandu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ustoma">
            <text:p>Eustom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0810">
            <text:p>https://www.missouribotanicalgarden.org/PlantFinder/PlantFinderDetails.aspx?taxonid=2808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hysalis">
            <text:p>Physal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b713">
            <text:p>https://www.missouribotanicalgarden.org/PlantFinder/PlantFinderDetails.aspx?kempercode=b71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esculus ">
            <text:p>Aesculus 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1051&amp;isprofile=0&amp;basic=Aesculus">
            <text:p>https://www.missouribotanicalgarden.org/PlantFinder/PlantFinderDetails.aspx?taxonid=281051&amp;isprofile=0&amp;basic=Aescul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rctium">
            <text:p>Arcti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ster">
            <text:p>Aster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5376&amp;isprofile=0&amp;basic=Aster">
            <text:p>https://www.missouribotanicalgarden.org/PlantFinder/PlantFinderDetails.aspx?taxonid=275376&amp;isprofile=0&amp;basic=As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hlox">
            <text:p>Phlox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3679&amp;isprofile=0&amp;basic=Phlox">
            <text:p>https://www.missouribotanicalgarden.org/PlantFinder/PlantFinderDetails.aspx?taxonid=273679&amp;isprofile=0&amp;basic=Phlo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yringa">
            <text:p>Syring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1613&amp;isprofile=0&amp;basic=Syringa">
            <text:p>https://www.missouribotanicalgarden.org/PlantFinder/PlantFinderDetails.aspx?taxonid=261613&amp;isprofile=0&amp;basic=Syring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etunia">
            <text:p>Petu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4585&amp;isprofile=0&amp;basic=Petunia">
            <text:p>https://www.missouribotanicalgarden.org/PlantFinder/PlantFinderDetails.aspx?taxonid=264585&amp;isprofile=0&amp;basic=Petun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hodomyrtus">
            <text:p>Rhodomyrt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ycianthes (Solanum) rantonnetii">
            <text:p>Lycianthes (Solanum) rantonneti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lumbago">
            <text:p>Plumbago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5165&amp;isprofile=0&amp;basic=Plumbago">
            <text:p>https://www.missouribotanicalgarden.org/PlantFinder/PlantFinderDetails.aspx?taxonid=285165&amp;isprofile=0&amp;basic=Plumbag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ladium bicolor">
            <text:p>Caladium bicolor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6330&amp;isprofile=0&amp;basic=Caladium%20bicolor">
            <text:p>https://www.missouribotanicalgarden.org/PlantFinder/PlantFinderDetails.aspx?taxonid=276330&amp;isprofile=0&amp;basic=Caladium%20bicolo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osta">
            <text:p>Host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44636&amp;isprofile=0&amp;basic=Hosta">
            <text:p>https://www.missouribotanicalgarden.org/PlantFinder/PlantFinderDetails.aspx?taxonid=244636&amp;isprofile=0&amp;basic=Host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iola ">
            <text:p>Viola 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5965&amp;isprofile=0&amp;basic=Viola">
            <text:p>https://www.missouribotanicalgarden.org/PlantFinder/PlantFinderDetails.aspx?taxonid=275965&amp;isprofile=0&amp;basic=Vio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iola tricolor var. hortensis">
            <text:p>Viola tricolor var. hortens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www.infoflora.ch/en/flora/viola-tricolor.html">
            <text:p>https://www.infoflora.ch/en/flora/viola-tricolor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iola Sororia">
            <text:p>Viola Soror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7524&amp;isprofile=0&amp;basic=Viola%20Sororia">
            <text:p>https://www.missouribotanicalgarden.org/PlantFinder/PlantFinderDetails.aspx?taxonid=287524&amp;isprofile=0&amp;basic=Viola%20Soror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Viola+Sororia">
            <text:p>https://pfaf.org/user/Plant.aspx?LatinName=Viola+Sorori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mpanula">
            <text:p>Campanu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8797&amp;isprofile=0&amp;basic=Campanula">
            <text:p>https://www.missouribotanicalgarden.org/PlantFinder/PlantFinderDetails.aspx?taxonid=278797&amp;isprofile=0&amp;basic=Campanu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mpanula rotundifolia">
            <text:p>Campanula rotundifolia</text:p>
          </table:table-cell>
          <table:table-cell office:value-type="string" office:string-value="https://floraveg.eu/taxon/overview/Campanula%20rotundifolia">
            <text:p>https://floraveg.eu/taxon/overview/Campanula%20rotundifolia</text:p>
          </table:table-cell>
          <table:table-cell office:value-type="string" office:string-value="https://www.missouribotanicalgarden.org/PlantFinder/PlantFinderDetails.aspx?taxonid=278849&amp;isprofile=0&amp;basic=Campanula%20rotundifolia">
            <text:p>https://www.missouribotanicalgarden.org/PlantFinder/PlantFinderDetails.aspx?taxonid=278849&amp;isprofile=0&amp;basic=Campanula%20rotundifolia</text:p>
          </table:table-cell>
          <table:table-cell office:value-type="string" office:string-value="https://www.floraweb.de/php/taxonomie.php?taxon-id=1066">
            <text:p>https://www.floraweb.de/php/taxonomie.php?taxon-id=1066</text:p>
          </table:table-cell>
          <table:table-cell office:value-type="string" office:string-value="https://www.infoflora.ch/en/flora/campanula-rotundifolia.html">
            <text:p>https://www.infoflora.ch/en/flora/campanula-rotundifolia.html</text:p>
          </table:table-cell>
          <table:table-cell office:value-type="string" office:string-value="https://pfaf.org/user/Plant.aspx?LatinName=Campanula+rotundifolia">
            <text:p>https://pfaf.org/user/Plant.aspx?LatinName=Campanula+rotundifoli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mpanula portenschlagiana">
            <text:p>Campanula portenschlagiana</text:p>
          </table:table-cell>
          <table:table-cell office:value-type="string" office:string-value="https://floraveg.eu/taxon/overview/Campanula%20portenschlagiana">
            <text:p>https://floraveg.eu/taxon/overview/Campanula%20portenschlagiana</text:p>
          </table:table-cell>
          <table:table-cell office:value-type="string" office:string-value="https://www.missouribotanicalgarden.org/PlantFinder/PlantFinderDetails.aspx?taxonid=244585&amp;isprofile=0&amp;basic=Campanula%20portenschlagiana">
            <text:p>https://www.missouribotanicalgarden.org/PlantFinder/PlantFinderDetails.aspx?taxonid=244585&amp;isprofile=0&amp;basic=Campanula%20portenschlagiana</text:p>
          </table:table-cell>
          <table:table-cell office:value-type="string" office:string-value="https://www.floraweb.de/php/taxonomie.php?taxon-id=30239">
            <text:p>https://www.floraweb.de/php/taxonomie.php?taxon-id=30239</text:p>
          </table:table-cell>
          <table:table-cell office:value-type="string" office:string-value="https://www.infoflora.ch/en/flora/campanula-portenschlagiana.html">
            <text:p>https://www.infoflora.ch/en/flora/campanula-portenschlagiana.html</text:p>
          </table:table-cell>
          <table:table-cell office:value-type="string" office:string-value="https://pfaf.org/user/Plant.aspx?LatinName=Campanula+portenschlagiana">
            <text:p>https://pfaf.org/user/Plant.aspx?LatinName=Campanula+portenschlagian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mpanula poscharskyana">
            <text:p>Campanula poscharskyan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8835&amp;isprofile=0&amp;basic=Campanula%20poscharskyana">
            <text:p>https://www.missouribotanicalgarden.org/PlantFinder/PlantFinderDetails.aspx?taxonid=278835&amp;isprofile=0&amp;basic=Campanula%20poscharskyana</text:p>
          </table:table-cell>
          <table:table-cell office:value-type="string" office:string-value="https://www.floraweb.de/php/taxonomie.php?taxon-id=30238">
            <text:p>https://www.floraweb.de/php/taxonomie.php?taxon-id=30238</text:p>
          </table:table-cell>
          <table:table-cell office:value-type="string" office:string-value="https://www.infoflora.ch/en/flora/campanula-poscharskyana.html">
            <text:p>https://www.infoflora.ch/en/flora/campanula-poscharskyana.html</text:p>
          </table:table-cell>
          <table:table-cell office:value-type="string" office:string-value="https://pfaf.org/user/Plant.aspx?LatinName=Campanula+poscharskyana">
            <text:p>https://pfaf.org/user/Plant.aspx?LatinName=Campanula+poscharskyan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rassica oleracea Gongylodes Group">
            <text:p>Brassica oleracea Gongylodes Gro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www.infoflora.ch/en/flora/brassica-oleracea.html">
            <text:p>https://www.infoflora.ch/en/flora/brassica-oleracea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uddleja davidii">
            <text:p>Buddleja davidii</text:p>
          </table:table-cell>
          <table:table-cell office:value-type="string" office:string-value="https://floraveg.eu/taxon/overview/Buddleja%20davidii">
            <text:p>https://floraveg.eu/taxon/overview/Buddleja%20davidii</text:p>
          </table:table-cell>
          <table:table-cell office:value-type="string" office:string-value="https://www.missouribotanicalgarden.org/PlantFinder/PlantFinderDetails.aspx?taxonid=271488&amp;isprofile=0&amp;basic=Buddleja%20davidii">
            <text:p>https://www.missouribotanicalgarden.org/PlantFinder/PlantFinderDetails.aspx?taxonid=271488&amp;isprofile=0&amp;basic=Buddleja%20davidii</text:p>
          </table:table-cell>
          <table:table-cell office:value-type="string" office:string-value="https://www.floraweb.de/php/taxonomie.php?taxon-id=926">
            <text:p>https://www.floraweb.de/php/taxonomie.php?taxon-id=926</text:p>
          </table:table-cell>
          <table:table-cell office:value-type="string" office:string-value="https://www.infoflora.ch/en/flora/buddleja-davidii.html">
            <text:p>https://www.infoflora.ch/en/flora/buddleja-davidii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lumeria">
            <text:p>Plumer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6110&amp;isprofile=0&amp;basic=Plumeria">
            <text:p>https://www.missouribotanicalgarden.org/PlantFinder/PlantFinderDetails.aspx?taxonid=276110&amp;isprofile=0&amp;basic=Plumer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elumbo nucifera">
            <text:p>Nelumbo nucifera</text:p>
          </table:table-cell>
          <table:table-cell office:value-type="string" office:string-value="https://floraveg.eu/taxon/overview/Nelumbo%20nucifera">
            <text:p>https://floraveg.eu/taxon/overview/Nelumbo%20nucifera</text:p>
          </table:table-cell>
          <table:table-cell office:value-type="string" office:string-value="https://www.missouribotanicalgarden.org/PlantFinder/PlantFinderDetails.aspx?taxonid=282911&amp;isprofile=0&amp;basic=Nelumbo%20nucifera">
            <text:p>https://www.missouribotanicalgarden.org/PlantFinder/PlantFinderDetails.aspx?taxonid=282911&amp;isprofile=0&amp;basic=Nelumbo%20nucifera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nelumbo-nucifera.html">
            <text:p>https://www.infoflora.ch/en/flora/nelumbo-nucifera.html</text:p>
          </table:table-cell>
          <table:table-cell office:value-type="string" office:string-value="https://pfaf.org/user/Plant.aspx?LatinName=Nelumbo+nucifera">
            <text:p>https://pfaf.org/user/Plant.aspx?LatinName=Nelumbo+nucife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ydrangea macrophylla">
            <text:p>Hydrangea macrophylla</text:p>
          </table:table-cell>
          <table:table-cell office:value-type="string" office:string-value="https://floraveg.eu/taxon/overview/Hydrangea%20macrophylla">
            <text:p>https://floraveg.eu/taxon/overview/Hydrangea%20macrophylla</text:p>
          </table:table-cell>
          <table:table-cell office:value-type="string" office:string-value="https://www.missouribotanicalgarden.org/PlantFinder/PlantFinderDetails.aspx?taxonid=286874&amp;isprofile=0&amp;basic=Hydrangea%20macrophylla">
            <text:p>https://www.missouribotanicalgarden.org/PlantFinder/PlantFinderDetails.aspx?taxonid=286874&amp;isprofile=0&amp;basic=Hydrangea%20macrophylla</text:p>
          </table:table-cell>
          <table:table-cell office:value-type="string" office:string-value="https://www.floraweb.de/php/taxonomie.php?taxon-id=30960">
            <text:p>https://www.floraweb.de/php/taxonomie.php?taxon-id=30960</text:p>
          </table:table-cell>
          <table:table-cell office:value-type="string" office:string-value="https://www.infoflora.ch/en/flora/hydrangea-macrophylla.html">
            <text:p>https://www.infoflora.ch/en/flora/hydrangea-macrophylla.html</text:p>
          </table:table-cell>
          <table:table-cell office:value-type="string" office:string-value="https://pfaf.org/user/Plant.aspx?LatinName=Hydrangea+macrophylla">
            <text:p>https://pfaf.org/user/Plant.aspx?LatinName=Hydrangea+macrophyll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ntolina chamaecyparissus">
            <text:p>Santolina chamaecyparissus</text:p>
          </table:table-cell>
          <table:table-cell office:value-type="string" office:string-value="https://floraveg.eu/taxon/overview/Santolina%20chamaecyparissus">
            <text:p>https://floraveg.eu/taxon/overview/Santolina%20chamaecyparissus</text:p>
          </table:table-cell>
          <table:table-cell office:value-type="string" office:string-value="https://www.missouribotanicalgarden.org/PlantFinder/PlantFinderDetails.aspx?taxonid=277227&amp;isprofile=0&amp;basic=Santolina%20chamaecyparissus">
            <text:p>https://www.missouribotanicalgarden.org/PlantFinder/PlantFinderDetails.aspx?taxonid=277227&amp;isprofile=0&amp;basic=Santolina%20chamaecyparissus</text:p>
          </table:table-cell>
          <table:table-cell office:value-type="string" office:string-value="https://www.floraweb.de/php/taxonomie.php?taxon-id=5237">
            <text:p>https://www.floraweb.de/php/taxonomie.php?taxon-id=5237</text:p>
          </table:table-cell>
          <table:table-cell office:value-type="string" office:string-value="https://www.infoflora.ch/en/flora/santolina-chamaecyparissus.html">
            <text:p>https://www.infoflora.ch/en/flora/santolina-chamaecyparissus.html</text:p>
          </table:table-cell>
          <table:table-cell office:value-type="string" office:string-value="https://pfaf.org/user/Plant.aspx?LatinName=Santolina+chamaecyparissus">
            <text:p>https://pfaf.org/user/Plant.aspx?LatinName=Santolina+chamaecypariss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agus sylvatica">
            <text:p>Fagus sylvatica</text:p>
          </table:table-cell>
          <table:table-cell office:value-type="string" office:string-value="https://floraveg.eu/taxon/overview/Fagus%20sylvatica">
            <text:p>https://floraveg.eu/taxon/overview/Fagus%20sylvatica</text:p>
          </table:table-cell>
          <table:table-cell office:value-type="string" office:string-value="https://www.missouribotanicalgarden.org/PlantFinder/PlantFinderDetails.aspx?taxonid=280764&amp;isprofile=0&amp;basic=Fagus%20sylvatica">
            <text:p>https://www.missouribotanicalgarden.org/PlantFinder/PlantFinderDetails.aspx?taxonid=280764&amp;isprofile=0&amp;basic=Fagus%20sylvatica</text:p>
          </table:table-cell>
          <table:table-cell office:value-type="string" office:string-value="https://www.floraweb.de/php/taxonomie.php?taxon-id=2357">
            <text:p>https://www.floraweb.de/php/taxonomie.php?taxon-id=2357</text:p>
          </table:table-cell>
          <table:table-cell office:value-type="string" office:string-value="https://www.infoflora.ch/en/flora/fagus-sylvatica.html">
            <text:p>https://www.infoflora.ch/en/flora/fagus-sylvatica.html</text:p>
          </table:table-cell>
          <table:table-cell office:value-type="string" office:string-value="https://pfaf.org/user/Plant.aspx?LatinName=Fagus+sylvatica">
            <text:p>https://pfaf.org/user/Plant.aspx?LatinName=Fagus+sylvati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egonia">
            <text:p>Bego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3129&amp;isprofile=0&amp;basic=Begonia">
            <text:p>https://www.missouribotanicalgarden.org/PlantFinder/PlantFinderDetails.aspx?taxonid=273129&amp;isprofile=0&amp;basic=Begon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anunculus">
            <text:p>Ranuncul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6205&amp;isprofile=0&amp;basic=Ranunculus">
            <text:p>https://www.missouribotanicalgarden.org/PlantFinder/PlantFinderDetails.aspx?taxonid=286205&amp;isprofile=0&amp;basic=Ranuncul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yngonium podophyllum">
            <text:p>Syngonium podophyll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6453&amp;isprofile=0&amp;basic=Syngonium%20podophyllum">
            <text:p>https://www.missouribotanicalgarden.org/PlantFinder/PlantFinderDetails.aspx?taxonid=276453&amp;isprofile=0&amp;basic=Syngonium%20podophyll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Orchidaceae">
            <text:p>Orchidacea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usa">
            <text:p>Mus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778&amp;isprofile=0&amp;basic=Musa">
            <text:p>https://www.missouribotanicalgarden.org/PlantFinder/PlantFinderDetails.aspx?taxonid=282778&amp;isprofile=0&amp;basic=Mus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Zamioculcas zamiifolia">
            <text:p>Zamioculcas zamiifol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6468&amp;isprofile=0&amp;basic=Zamioculcas%20zamiifolia">
            <text:p>https://www.missouribotanicalgarden.org/PlantFinder/PlantFinderDetails.aspx?taxonid=276468&amp;isprofile=0&amp;basic=Zamioculcas%20zamiifol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agetes">
            <text:p>Tagete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7371&amp;isprofile=0&amp;basic=Tagetes">
            <text:p>https://www.missouribotanicalgarden.org/PlantFinder/PlantFinderDetails.aspx?taxonid=277371&amp;isprofile=0&amp;basic=Taget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ssiflora edulis">
            <text:p>Passiflora edulis</text:p>
          </table:table-cell>
          <table:table-cell office:value-type="string" office:string-value="https://floraveg.eu/taxon/overview/Passiflora%20edulis">
            <text:p>https://floraveg.eu/taxon/overview/Passiflora%20edulis</text:p>
          </table:table-cell>
          <table:table-cell office:value-type="string" office:string-value="https://www.missouribotanicalgarden.org/PlantFinder/PlantFinderDetails.aspx?taxonid=284893&amp;isprofile=0&amp;basic=Passiflora%20edulis">
            <text:p>https://www.missouribotanicalgarden.org/PlantFinder/PlantFinderDetails.aspx?taxonid=284893&amp;isprofile=0&amp;basic=Passiflora%20edul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Passiflora+edulis">
            <text:p>https://pfaf.org/user/Plant.aspx?LatinName=Passiflora+edul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issus rhombifolia">
            <text:p>Cissus rhombifol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ianthus">
            <text:p>Helianth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7199&amp;isprofile=0&amp;basic=Helianthus">
            <text:p>https://www.missouribotanicalgarden.org/PlantFinder/PlantFinderDetails.aspx?taxonid=277199&amp;isprofile=0&amp;basic=Helianth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ianthus annuus">
            <text:p>Helianthus annuus</text:p>
          </table:table-cell>
          <table:table-cell office:value-type="string" office:string-value="https://floraveg.eu/taxon/overview/Helianthus%20annuus">
            <text:p>https://floraveg.eu/taxon/overview/Helianthus%20annuus</text:p>
          </table:table-cell>
          <table:table-cell office:value-type="string" office:string-value="https://www.missouribotanicalgarden.org/PlantFinder/PlantFinderDetails.aspx?taxonid=277199&amp;isprofile=0&amp;basic=Helianthus%20annuus">
            <text:p>https://www.missouribotanicalgarden.org/PlantFinder/PlantFinderDetails.aspx?taxonid=277199&amp;isprofile=0&amp;basic=Helianthus%20annuus</text:p>
          </table:table-cell>
          <table:table-cell office:value-type="string" office:string-value="https://www.floraweb.de/php/taxonomie.php?taxon-id=6492">
            <text:p>https://www.floraweb.de/php/taxonomie.php?taxon-id=6492</text:p>
          </table:table-cell>
          <table:table-cell office:value-type="string" office:string-value="https://www.infoflora.ch/en/flora/helianthus-annuus.html">
            <text:p>https://www.infoflora.ch/en/flora/helianthus-annuus.html</text:p>
          </table:table-cell>
          <table:table-cell office:value-type="string" office:string-value="https://pfaf.org/user/Plant.aspx?LatinName=Helianthus+annuus">
            <text:p>https://pfaf.org/user/Plant.aspx?LatinName=Helianthus+annu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ianthus tuberosus">
            <text:p>Helianthus tuberosus</text:p>
          </table:table-cell>
          <table:table-cell office:value-type="string" office:string-value="https://floraveg.eu/taxon/overview/Helianthus%20tuberosus">
            <text:p>https://floraveg.eu/taxon/overview/Helianthus%20tuberosus</text:p>
          </table:table-cell>
          <table:table-cell office:value-type="string" office:string-value="https://www.missouribotanicalgarden.org/PlantFinder/PlantFinderDetails.aspx?taxonid=277201&amp;isprofile=0&amp;basic=Helianthus%20tuberosus">
            <text:p>https://www.missouribotanicalgarden.org/PlantFinder/PlantFinderDetails.aspx?taxonid=277201&amp;isprofile=0&amp;basic=Helianthus%20tuberosus</text:p>
          </table:table-cell>
          <table:table-cell office:value-type="string" office:string-value="https://www.floraweb.de/php/taxonomie.php?taxon-id=2785">
            <text:p>https://www.floraweb.de/php/taxonomie.php?taxon-id=2785</text:p>
          </table:table-cell>
          <table:table-cell office:value-type="string" office:string-value="https://www.infoflora.ch/en/flora/helianthus-tuberosus.html">
            <text:p>https://www.infoflora.ch/en/flora/helianthus-tuberosus.html</text:p>
          </table:table-cell>
          <table:table-cell office:value-type="string" office:string-value="https://pfaf.org/user/Plant.aspx?LatinName=Helianthus+tuberosus">
            <text:p>https://pfaf.org/user/Plant.aspx?LatinName=Helianthus+tuberos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smos bipinnatus">
            <text:p>Cosmos bipinnatus</text:p>
          </table:table-cell>
          <table:table-cell office:value-type="string" office:string-value="https://floraveg.eu/taxon/overview/Cosmos%20bipinnatus">
            <text:p>https://floraveg.eu/taxon/overview/Cosmos%20bipinnatus</text:p>
          </table:table-cell>
          <table:table-cell office:value-type="string" office:string-value="https://www.missouribotanicalgarden.org/PlantFinder/PlantFinderDetails.aspx?taxonid=277181&amp;isprofile=0&amp;basic=Cosmos%20bipinnatus">
            <text:p>https://www.missouribotanicalgarden.org/PlantFinder/PlantFinderDetails.aspx?taxonid=277181&amp;isprofile=0&amp;basic=Cosmos%20bipinnatus</text:p>
          </table:table-cell>
          <table:table-cell office:value-type="string" office:string-value="https://www.floraweb.de/php/taxonomie.php?taxon-id=27359">
            <text:p>https://www.floraweb.de/php/taxonomie.php?taxon-id=27359</text:p>
          </table:table-cell>
          <table:table-cell office:value-type="string" office:string-value="https://www.infoflora.ch/en/flora/cosmos-bipinnatus.html">
            <text:p>https://www.infoflora.ch/en/flora/cosmos-bipinnatus.html</text:p>
          </table:table-cell>
          <table:table-cell office:value-type="string" office:string-value="https://pfaf.org/user/Plant.aspx?LatinName=Cosmos+bipinnatus">
            <text:p>https://pfaf.org/user/Plant.aspx?LatinName=Cosmos+bipinnat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glaonema">
            <text:p>Aglaonem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6174&amp;isprofile=0&amp;basic=Aglaonema">
            <text:p>https://www.missouribotanicalgarden.org/PlantFinder/PlantFinderDetails.aspx?taxonid=276174&amp;isprofile=0&amp;basic=Aglaonem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imula">
            <text:p>Primu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2671&amp;isprofile=0&amp;basic=Primula">
            <text:p>https://www.missouribotanicalgarden.org/PlantFinder/PlantFinderDetails.aspx?taxonid=252671&amp;isprofile=0&amp;basic=Primu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cilla">
            <text:p>Scil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45856&amp;isprofile=0&amp;basic=Scilla">
            <text:p>https://www.missouribotanicalgarden.org/PlantFinder/PlantFinderDetails.aspx?taxonid=445856&amp;isprofile=0&amp;basic=Scil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arcissus">
            <text:p>Narciss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1021&amp;isprofile=0&amp;basic=Narcissus">
            <text:p>https://www.missouribotanicalgarden.org/PlantFinder/PlantFinderDetails.aspx?taxonid=251021&amp;isprofile=0&amp;basic=Narciss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upinus">
            <text:p>Lupin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4504&amp;isprofile=0&amp;basic=Lupinus">
            <text:p>https://www.missouribotanicalgarden.org/PlantFinder/PlantFinderDetails.aspx?taxonid=264504&amp;isprofile=0&amp;basic=Lupin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upinus polyphyllus">
            <text:p>Lupinus polyphyllus</text:p>
          </table:table-cell>
          <table:table-cell office:value-type="string" office:string-value="https://floraveg.eu/taxon/overview/Lupinus%20polyphyllus">
            <text:p>https://floraveg.eu/taxon/overview/Lupinus%20polyphyllus</text:p>
          </table:table-cell>
          <table:table-cell office:value-type="string" office:string-value="">
            <text:p/>
          </table:table-cell>
          <table:table-cell office:value-type="string" office:string-value="https://www.floraweb.de/php/taxonomie.php?taxon-id=3524">
            <text:p>https://www.floraweb.de/php/taxonomie.php?taxon-id=3524</text:p>
          </table:table-cell>
          <table:table-cell office:value-type="string" office:string-value="https://www.infoflora.ch/en/flora/lupinus-polyphyllus.html">
            <text:p>https://www.infoflora.ch/en/flora/lupinus-polyphyllus.html</text:p>
          </table:table-cell>
          <table:table-cell office:value-type="string" office:string-value="https://pfaf.org/user/Plant.aspx?LatinName=Lupinus+polyphyllus">
            <text:p>https://pfaf.org/user/Plant.aspx?LatinName=Lupinus+polyphyll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upinus latifolius">
            <text:p>Lupinus latifoli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upinus Rivularis">
            <text:p>Lupinus Rivular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upinus pilosus">
            <text:p>Lupinus pilosus</text:p>
          </table:table-cell>
          <table:table-cell office:value-type="string" office:string-value="https://floraveg.eu/taxon/overview/Lupinus%20pilosus">
            <text:p>https://floraveg.eu/taxon/overview/Lupinus%20pilos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uscari">
            <text:p>Muscari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388&amp;isprofile=0&amp;basic=Muscari">
            <text:p>https://www.missouribotanicalgarden.org/PlantFinder/PlantFinderDetails.aspx?taxonid=282388&amp;isprofile=0&amp;basic=Muscar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elargonium">
            <text:p>Pelargoni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3625&amp;isprofile=0&amp;basic=Pelargonium">
            <text:p>https://www.missouribotanicalgarden.org/PlantFinder/PlantFinderDetails.aspx?taxonid=263625&amp;isprofile=0&amp;basic=Pelargoni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librachoa">
            <text:p>Calibracho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4585&amp;isprofile=0&amp;basic=Calibrachoa">
            <text:p>https://www.missouribotanicalgarden.org/PlantFinder/PlantFinderDetails.aspx?taxonid=264585&amp;isprofile=0&amp;basic=Calibracho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leus">
            <text:p>Cole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360094&amp;isprofile=0&amp;basic=Coleus">
            <text:p>https://www.missouribotanicalgarden.org/PlantFinder/PlantFinderDetails.aspx?taxonid=360094&amp;isprofile=0&amp;basic=Cole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oe">
            <text:p>Aloe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5719&amp;isprofile=0&amp;basic=Aloe">
            <text:p>https://www.missouribotanicalgarden.org/PlantFinder/PlantFinderDetails.aspx?taxonid=275719&amp;isprofile=0&amp;basic=Alo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elphinium">
            <text:p>Delphini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8796&amp;isprofile=0&amp;basic=Delphinium">
            <text:p>https://www.missouribotanicalgarden.org/PlantFinder/PlantFinderDetails.aspx?taxonid=298796&amp;isprofile=0&amp;basic=Delphini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runnera">
            <text:p>Brunner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43231&amp;isprofile=0&amp;basic=Brunnera">
            <text:p>https://www.missouribotanicalgarden.org/PlantFinder/PlantFinderDetails.aspx?taxonid=243231&amp;isprofile=0&amp;basic=Brunner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etula">
            <text:p>Betu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42278&amp;isprofile=0&amp;basic=Betula">
            <text:p>https://www.missouribotanicalgarden.org/PlantFinder/PlantFinderDetails.aspx?taxonid=242278&amp;isprofile=0&amp;basic=Betu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udbeckia">
            <text:p>Rudbeck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41833&amp;isprofile=0&amp;basic=Rudbeckia">
            <text:p>https://www.missouribotanicalgarden.org/PlantFinder/PlantFinderDetails.aspx?taxonid=441833&amp;isprofile=0&amp;basic=Rudbeck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entaurea">
            <text:p>Centaur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7177&amp;isprofile=0&amp;basic=Centaurea">
            <text:p>https://www.missouribotanicalgarden.org/PlantFinder/PlantFinderDetails.aspx?taxonid=277177&amp;isprofile=0&amp;basic=Centaure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entaurea cyanus">
            <text:p>Centaurea cyan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7177&amp;isprofile=0&amp;basic=Centaurea%20cyanus">
            <text:p>https://www.missouribotanicalgarden.org/PlantFinder/PlantFinderDetails.aspx?taxonid=277177&amp;isprofile=0&amp;basic=Centaurea%20cyanus</text:p>
          </table:table-cell>
          <table:table-cell office:value-type="string" office:string-value="https://www.floraweb.de/php/taxonomie.php?taxon-id=1344">
            <text:p>https://www.floraweb.de/php/taxonomie.php?taxon-id=1344</text:p>
          </table:table-cell>
          <table:table-cell office:value-type="string" office:string-value="https://www.infoflora.ch/en/flora/centaurea-cyanus.html">
            <text:p>https://www.infoflora.ch/en/flora/centaurea-cyanus.html</text:p>
          </table:table-cell>
          <table:table-cell office:value-type="string" office:string-value="https://pfaf.org/user/Plant.aspx?LatinName=Centaurea+cyanus">
            <text:p>https://pfaf.org/user/Plant.aspx?LatinName=Centaurea+cyan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strantia">
            <text:p>Astrant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2946&amp;isprofile=0&amp;basic=Astrantia">
            <text:p>https://www.missouribotanicalgarden.org/PlantFinder/PlantFinderDetails.aspx?taxonid=272946&amp;isprofile=0&amp;basic=Astrant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eranium">
            <text:p>Gerani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8372&amp;isprofile=0&amp;basic=Geranium">
            <text:p>https://www.missouribotanicalgarden.org/PlantFinder/PlantFinderDetails.aspx?taxonid=258372&amp;isprofile=0&amp;basic=Gerani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ellis perennis">
            <text:p>Bellis perennis</text:p>
          </table:table-cell>
          <table:table-cell office:value-type="string" office:string-value="https://floraveg.eu/taxon/overview/Bellis%20perennis">
            <text:p>https://floraveg.eu/taxon/overview/Bellis%20perennis</text:p>
          </table:table-cell>
          <table:table-cell office:value-type="string" office:string-value="https://www.missouribotanicalgarden.org/PlantFinder/PlantFinderDetails.aspx?taxonid=277170&amp;isprofile=0&amp;basic=Bellis%20perennis">
            <text:p>https://www.missouribotanicalgarden.org/PlantFinder/PlantFinderDetails.aspx?taxonid=277170&amp;isprofile=0&amp;basic=Bellis%20perennis</text:p>
          </table:table-cell>
          <table:table-cell office:value-type="string" office:string-value="https://www.floraweb.de/php/taxonomie.php?taxon-id=814">
            <text:p>https://www.floraweb.de/php/taxonomie.php?taxon-id=814</text:p>
          </table:table-cell>
          <table:table-cell office:value-type="string" office:string-value="https://www.infoflora.ch/en/flora/bellis-perennis.html">
            <text:p>https://www.infoflora.ch/en/flora/bellis-perennis.html</text:p>
          </table:table-cell>
          <table:table-cell office:value-type="string" office:string-value="https://pfaf.org/user/Plant.aspx?LatinName=Bellis+perennis">
            <text:p>https://pfaf.org/user/Plant.aspx?LatinName=Bellis+perenn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mprocapnos (old: Dicentra)">
            <text:p>Lamprocapnos (old: Dicentra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aillardia">
            <text:p>Gaillard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2119&amp;isprofile=0&amp;basic=Gaillardia">
            <text:p>https://www.missouribotanicalgarden.org/PlantFinder/PlantFinderDetails.aspx?taxonid=292119&amp;isprofile=0&amp;basic=Gaillard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alanthus">
            <text:p>Galanth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5842&amp;isprofile=0&amp;basic=Galanthus">
            <text:p>https://www.missouribotanicalgarden.org/PlantFinder/PlantFinderDetails.aspx?taxonid=275842&amp;isprofile=0&amp;basic=Galanth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elosia">
            <text:p>Celos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41073&amp;isprofile=0&amp;basic=Celosia">
            <text:p>https://www.missouribotanicalgarden.org/PlantFinder/PlantFinderDetails.aspx?taxonid=441073&amp;isprofile=0&amp;basic=Celos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Opuntia">
            <text:p>Opunt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41479&amp;isprofile=0&amp;basic=Opuntia">
            <text:p>https://www.missouribotanicalgarden.org/PlantFinder/PlantFinderDetails.aspx?taxonid=441479&amp;isprofile=0&amp;basic=Opunt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latycodon grandiflorus">
            <text:p>Platycodon grandiflorus</text:p>
          </table:table-cell>
          <table:table-cell office:value-type="string" office:string-value="https://floraveg.eu/taxon/overview/Platycodon%20grandiflorus">
            <text:p>https://floraveg.eu/taxon/overview/Platycodon%20grandiflorus</text:p>
          </table:table-cell>
          <table:table-cell office:value-type="string" office:string-value="https://www.missouribotanicalgarden.org/PlantFinder/PlantFinderDetails.aspx?taxonid=278881&amp;isprofile=0&amp;basic=Platycodon%20grandiflorus">
            <text:p>https://www.missouribotanicalgarden.org/PlantFinder/PlantFinderDetails.aspx?taxonid=278881&amp;isprofile=0&amp;basic=Platycodon%20grandiflorus</text:p>
          </table:table-cell>
          <table:table-cell office:value-type="string" office:string-value="https://www.floraweb.de/php/taxonomie.php?taxon-id=31190">
            <text:p>https://www.floraweb.de/php/taxonomie.php?taxon-id=31190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Platycodon+grandiflorus">
            <text:p>https://pfaf.org/user/Plant.aspx?LatinName=Platycodon+grandiflor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ucalyptus">
            <text:p>Eucalypt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368798&amp;isprofile=0&amp;basic=Eucalyptus">
            <text:p>https://www.missouribotanicalgarden.org/PlantFinder/PlantFinderDetails.aspx?taxonid=368798&amp;isprofile=0&amp;basic=Eucalypt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Zinnia">
            <text:p>Zin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618">
            <text:p>https://www.missouribotanicalgarden.org/PlantFinder/PlantFinderDetails.aspx?kempercode=a6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rpobrotus edulis">
            <text:p>Carpobrotus edulis</text:p>
          </table:table-cell>
          <table:table-cell office:value-type="string" office:string-value="https://floraveg.eu/taxon/overview/Carpobrotus%20edulis">
            <text:p>https://floraveg.eu/taxon/overview/Carpobrotus%20edul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kile Maritima">
            <text:p>Cakile Maritim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www.floraweb.de/php/taxonomie.php?taxon-id=962">
            <text:p>https://www.floraweb.de/php/taxonomie.php?taxon-id=962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Cakile+Maritima">
            <text:p>https://pfaf.org/user/Plant.aspx?LatinName=Cakile+Maritim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rocus">
            <text:p>Croc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050&amp;isprofile=0&amp;basic=Crocus">
            <text:p>https://www.missouribotanicalgarden.org/PlantFinder/PlantFinderDetails.aspx?taxonid=282050&amp;isprofile=0&amp;basic=Croc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eronica">
            <text:p>Veronic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57103&amp;isprofile=0&amp;basic=Veronica">
            <text:p>https://www.missouribotanicalgarden.org/PlantFinder/PlantFinderDetails.aspx?taxonid=457103&amp;isprofile=0&amp;basic=Veronic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eronica austriaca">
            <text:p>Veronica austriaca</text:p>
          </table:table-cell>
          <table:table-cell office:value-type="string" office:string-value="https://floraveg.eu/taxon/overview/Veronica%20austriaca">
            <text:p>https://floraveg.eu/taxon/overview/Veronica%20austriaca</text:p>
          </table:table-cell>
          <table:table-cell office:value-type="string" office:string-value="https://www.missouribotanicalgarden.org/PlantFinder/PlantFinderDetails.aspx?taxonid=287013&amp;isprofile=0&amp;basic=Veronica%20austriaca">
            <text:p>https://www.missouribotanicalgarden.org/PlantFinder/PlantFinderDetails.aspx?taxonid=287013&amp;isprofile=0&amp;basic=Veronica%20austriaca</text:p>
          </table:table-cell>
          <table:table-cell office:value-type="string" office:string-value="https://www.floraweb.de/php/taxonomie.php?taxon-id=13751">
            <text:p>https://www.floraweb.de/php/taxonomie.php?taxon-id=13751</text:p>
          </table:table-cell>
          <table:table-cell office:value-type="string" office:string-value="https://www.infoflora.ch/en/flora/veronica-austriaca.html">
            <text:p>https://www.infoflora.ch/en/flora/veronica-austriaca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eronica spicata">
            <text:p>Veronica spicata</text:p>
          </table:table-cell>
          <table:table-cell office:value-type="string" office:string-value="https://floraveg.eu/taxon/overview/Veronica%20spicata">
            <text:p>https://floraveg.eu/taxon/overview/Veronica%20spicata</text:p>
          </table:table-cell>
          <table:table-cell office:value-type="string" office:string-value="https://www.missouribotanicalgarden.org/PlantFinder/PlantFinderDetails.aspx?taxonid=299638&amp;isprofile=0&amp;basic=Veronica%20spicata">
            <text:p>https://www.missouribotanicalgarden.org/PlantFinder/PlantFinderDetails.aspx?taxonid=299638&amp;isprofile=0&amp;basic=Veronica%20spicata</text:p>
          </table:table-cell>
          <table:table-cell office:value-type="string" office:string-value="https://www.floraweb.de/php/taxonomie.php?taxon-id=6284">
            <text:p>https://www.floraweb.de/php/taxonomie.php?taxon-id=6284</text:p>
          </table:table-cell>
          <table:table-cell office:value-type="string" office:string-value="https://www.infoflora.ch/en/flora/pseudolysimachion-spicatum.html">
            <text:p>https://www.infoflora.ch/en/flora/pseudolysimachion-spicatum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riesea">
            <text:p>Vries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8203&amp;isprofile=0&amp;basic=Vriesea">
            <text:p>https://www.missouribotanicalgarden.org/PlantFinder/PlantFinderDetails.aspx?taxonid=278203&amp;isprofile=0&amp;basic=Vriese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eoregelia">
            <text:p>Neoregel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1611&amp;isprofile=0&amp;basic=Neoregelia">
            <text:p>https://www.missouribotanicalgarden.org/PlantFinder/PlantFinderDetails.aspx?taxonid=291611&amp;isprofile=0&amp;basic=Neoregel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echmea">
            <text:p>Aechm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1289&amp;isprofile=0&amp;basic=Aechmea">
            <text:p>https://www.missouribotanicalgarden.org/PlantFinder/PlantFinderDetails.aspx?taxonid=291289&amp;isprofile=0&amp;basic=Aechme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lendula">
            <text:p>Calendu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7409&amp;isprofile=0&amp;basic=Calendula">
            <text:p>https://www.missouribotanicalgarden.org/PlantFinder/PlantFinderDetails.aspx?taxonid=277409&amp;isprofile=0&amp;basic=Calendu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anksia">
            <text:p>Banks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4994&amp;isprofile=0&amp;basic=Banksia">
            <text:p>https://www.missouribotanicalgarden.org/PlantFinder/PlantFinderDetails.aspx?taxonid=284994&amp;isprofile=0&amp;basic=Banks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burnum">
            <text:p>Laburn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0435&amp;isprofile=0&amp;basic=Laburnum">
            <text:p>https://www.missouribotanicalgarden.org/PlantFinder/PlantFinderDetails.aspx?taxonid=280435&amp;isprofile=0&amp;basic=Laburn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tirrhinum">
            <text:p>Antirrhin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6520&amp;isprofile=0&amp;basic=Antirrhinum">
            <text:p>https://www.missouribotanicalgarden.org/PlantFinder/PlantFinderDetails.aspx?taxonid=266520&amp;isprofile=0&amp;basic=Antirrhin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achelospermum jasminoides">
            <text:p>Trachelospermum jasminoide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6136&amp;isprofile=0&amp;basic=Trachelospermum%20jasminoides">
            <text:p>https://www.missouribotanicalgarden.org/PlantFinder/PlantFinderDetails.aspx?taxonid=276136&amp;isprofile=0&amp;basic=Trachelospermum%20jasminoid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onicera tatarica">
            <text:p>Lonicera tatarica</text:p>
          </table:table-cell>
          <table:table-cell office:value-type="string" office:string-value="https://floraveg.eu/taxon/overview/Lonicera%20tatarica">
            <text:p>https://floraveg.eu/taxon/overview/Lonicera%20tatarica</text:p>
          </table:table-cell>
          <table:table-cell office:value-type="string" office:string-value="https://www.missouribotanicalgarden.org/PlantFinder/PlantFinderDetails.aspx?taxonid=278951&amp;isprofile=0&amp;basic=Lonicera%20tatarica">
            <text:p>https://www.missouribotanicalgarden.org/PlantFinder/PlantFinderDetails.aspx?taxonid=278951&amp;isprofile=0&amp;basic=Lonicera%20tatarica</text:p>
          </table:table-cell>
          <table:table-cell office:value-type="string" office:string-value="https://www.floraweb.de/php/taxonomie.php?taxon-id=6844">
            <text:p>https://www.floraweb.de/php/taxonomie.php?taxon-id=6844</text:p>
          </table:table-cell>
          <table:table-cell office:value-type="string" office:string-value="https://www.infoflora.ch/en/flora/lonicera-tatarica.html">
            <text:p>https://www.infoflora.ch/en/flora/lonicera-tatarica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ophora japonica">
            <text:p>Sophora japonic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4547&amp;isprofile=0&amp;basic=Sophora%20japonica">
            <text:p>https://www.missouribotanicalgarden.org/PlantFinder/PlantFinderDetails.aspx?taxonid=254547&amp;isprofile=0&amp;basic=Sophora%20japonica</text:p>
          </table:table-cell>
          <table:table-cell office:value-type="string" office:string-value="https://www.floraweb.de/php/taxonomie.php?taxon-id=31506">
            <text:p>https://www.floraweb.de/php/taxonomie.php?taxon-id=31506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Sophora+japonica">
            <text:p>https://pfaf.org/user/Plant.aspx?LatinName=Sophora+japoni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yacinthus">
            <text:p>Hyacinth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458">
            <text:p>https://www.missouribotanicalgarden.org/PlantFinder/PlantFinderDetails.aspx?kempercode=a4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stanea Sativa">
            <text:p>Castanea Sativ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0759&amp;isprofile=0&amp;basic=Castanea%20Sativa">
            <text:p>https://www.missouribotanicalgarden.org/PlantFinder/PlantFinderDetails.aspx?taxonid=280759&amp;isprofile=0&amp;basic=Castanea%20Sativa</text:p>
          </table:table-cell>
          <table:table-cell office:value-type="string" office:string-value="https://www.floraweb.de/php/taxonomie.php?taxon-id=1323">
            <text:p>https://www.floraweb.de/php/taxonomie.php?taxon-id=1323</text:p>
          </table:table-cell>
          <table:table-cell office:value-type="string" office:string-value="https://www.infoflora.ch/en/flora/castanea-sativa.html">
            <text:p>https://www.infoflora.ch/en/flora/castanea-sativa.html</text:p>
          </table:table-cell>
          <table:table-cell office:value-type="string" office:string-value="https://pfaf.org/user/Plant.aspx?LatinName=Castanea+Sativa">
            <text:p>https://pfaf.org/user/Plant.aspx?LatinName=Castanea+Sativ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stilbe">
            <text:p>Astilbe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9950&amp;isprofile=0&amp;basic=Astilbe">
            <text:p>https://www.missouribotanicalgarden.org/PlantFinder/PlantFinderDetails.aspx?taxonid=269950&amp;isprofile=0&amp;basic=Astilb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grostemma">
            <text:p>Agrostemm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ifolium ">
            <text:p>Trifolium 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m650">
            <text:p>https://www.missouribotanicalgarden.org/PlantFinder/PlantFinderDetails.aspx?kempercode=m6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ifolium pratense">
            <text:p>Trifolium pratense</text:p>
          </table:table-cell>
          <table:table-cell office:value-type="string" office:string-value="https://floraveg.eu/taxon/overview/Trifolium%20pratense">
            <text:p>https://floraveg.eu/taxon/overview/Trifolium%20pratense</text:p>
          </table:table-cell>
          <table:table-cell office:value-type="string" office:string-value="https://www.missouribotanicalgarden.org/PlantFinder/PlantFinderDetails.aspx?kempercode=m650">
            <text:p>https://www.missouribotanicalgarden.org/PlantFinder/PlantFinderDetails.aspx?kempercode=m650</text:p>
          </table:table-cell>
          <table:table-cell office:value-type="string" office:string-value="https://www.floraweb.de/php/taxonomie.php?taxon-id=6057">
            <text:p>https://www.floraweb.de/php/taxonomie.php?taxon-id=6057</text:p>
          </table:table-cell>
          <table:table-cell office:value-type="string" office:string-value="https://www.infoflora.ch/en/flora/trifolium-pratense.html">
            <text:p>https://www.infoflora.ch/en/flora/trifolium-pratense.html</text:p>
          </table:table-cell>
          <table:table-cell office:value-type="string" office:string-value="https://pfaf.org/user/Plant.aspx?LatinName=Trifolium+pratense">
            <text:p>https://pfaf.org/user/Plant.aspx?LatinName=Trifolium+pratense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ifolium Repens">
            <text:p>Trifolium Repen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m650">
            <text:p>https://www.missouribotanicalgarden.org/PlantFinder/PlantFinderDetails.aspx?kempercode=m650</text:p>
          </table:table-cell>
          <table:table-cell office:value-type="string" office:string-value="https://www.floraweb.de/php/taxonomie.php?taxon-id=6022">
            <text:p>https://www.floraweb.de/php/taxonomie.php?taxon-id=6022</text:p>
          </table:table-cell>
          <table:table-cell office:value-type="string" office:string-value="https://www.infoflora.ch/en/flora/trifolium-repens.html">
            <text:p>https://www.infoflora.ch/en/flora/trifolium-repens.html</text:p>
          </table:table-cell>
          <table:table-cell office:value-type="string" office:string-value="https://pfaf.org/user/Plant.aspx?LatinName=Trifolium+Repens">
            <text:p>https://pfaf.org/user/Plant.aspx?LatinName=Trifolium+Repen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ifolium Incarnatum">
            <text:p>Trifolium Incarnat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m650">
            <text:p>https://www.missouribotanicalgarden.org/PlantFinder/PlantFinderDetails.aspx?kempercode=m650</text:p>
          </table:table-cell>
          <table:table-cell office:value-type="string" office:string-value="https://www.floraweb.de/php/taxonomie.php?taxon-id=6039">
            <text:p>https://www.floraweb.de/php/taxonomie.php?taxon-id=6039</text:p>
          </table:table-cell>
          <table:table-cell office:value-type="string" office:string-value="https://www.infoflora.ch/en/flora/trifolium-incarnatum.html">
            <text:p>https://www.infoflora.ch/en/flora/trifolium-incarnatum.html</text:p>
          </table:table-cell>
          <table:table-cell office:value-type="string" office:string-value="https://pfaf.org/user/Plant.aspx?LatinName=Trifolium+Incarnatum">
            <text:p>https://pfaf.org/user/Plant.aspx?LatinName=Trifolium+Incarnat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empervivum">
            <text:p>Semperviv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b711">
            <text:p>https://www.missouribotanicalgarden.org/PlantFinder/PlantFinderDetails.aspx?kempercode=b7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atsia">
            <text:p>Fats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6608">
            <text:p>https://www.missouribotanicalgarden.org/PlantFinder/PlantFinderDetails.aspx?taxonid=27660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chira">
            <text:p>Pachir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8906&amp;isprofile=0&amp;bt=10">
            <text:p>https://www.missouribotanicalgarden.org/PlantFinder/PlantFinderDetails.aspx?taxonid=258906&amp;isprofile=0&amp;bt=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lvia">
            <text:p>Salv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2463">
            <text:p>https://www.missouribotanicalgarden.org/PlantFinder/PlantFinderDetails.aspx?taxonid=29246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lvia officinalis">
            <text:p>Salvia officinalis</text:p>
          </table:table-cell>
          <table:table-cell office:value-type="string" office:string-value="https://floraveg.eu/taxon/overview/Salvia%20officinalis">
            <text:p>https://floraveg.eu/taxon/overview/Salvia%20officinalis</text:p>
          </table:table-cell>
          <table:table-cell office:value-type="string" office:string-value="http://www.missouribotanicalgarden.org/plantfinder/PlantFinderDetails.aspx?taxonid=281464">
            <text:p>http://www.missouribotanicalgarden.org/plantfinder/PlantFinderDetails.aspx?taxonid=281464</text:p>
          </table:table-cell>
          <table:table-cell office:value-type="string" office:string-value="https://www.floraweb.de/php/taxonomie.php?taxon-id=5217">
            <text:p>https://www.floraweb.de/php/taxonomie.php?taxon-id=5217</text:p>
          </table:table-cell>
          <table:table-cell office:value-type="string" office:string-value="https://www.infoflora.ch/en/flora/salvia-officinalis.html">
            <text:p>https://www.infoflora.ch/en/flora/salvia-officinalis.html</text:p>
          </table:table-cell>
          <table:table-cell office:value-type="string" office:string-value="https://pfaf.org/user/Plant.aspx?LatinName=Salvia+officinalis">
            <text:p>https://pfaf.org/user/Plant.aspx?LatinName=Salvia+officinal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lvia pratensis">
            <text:p>Salvia pratensis</text:p>
          </table:table-cell>
          <table:table-cell office:value-type="string" office:string-value="https://floraveg.eu/taxon/overview/Salvia%20pratensis">
            <text:p>https://floraveg.eu/taxon/overview/Salvia%20pratensis</text:p>
          </table:table-cell>
          <table:table-cell office:value-type="string" office:string-value="https://www.missouribotanicalgarden.org/PlantFinder/PlantFinderDetails.aspx?taxonid=281424&amp;isprofile=0&amp;basic=Salvia%20pratensis">
            <text:p>https://www.missouribotanicalgarden.org/PlantFinder/PlantFinderDetails.aspx?taxonid=281424&amp;isprofile=0&amp;basic=Salvia%20pratensis</text:p>
          </table:table-cell>
          <table:table-cell office:value-type="string" office:string-value="https://www.floraweb.de/php/taxonomie.php?taxon-id=5220">
            <text:p>https://www.floraweb.de/php/taxonomie.php?taxon-id=5220</text:p>
          </table:table-cell>
          <table:table-cell office:value-type="string" office:string-value="https://www.infoflora.ch/en/flora/salvia-pratensis.html">
            <text:p>https://www.infoflora.ch/en/flora/salvia-pratensis.html</text:p>
          </table:table-cell>
          <table:table-cell office:value-type="string" office:string-value="https://pfaf.org/user/Plant.aspx?LatinName=Salvia+pratensis">
            <text:p>https://pfaf.org/user/Plant.aspx?LatinName=Salvia+pratens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lvia farinacea">
            <text:p>Salvia farinac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605">
            <text:p>https://www.missouribotanicalgarden.org/PlantFinder/PlantFinderDetails.aspx?kempercode=a6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lvia rosmarinus">
            <text:p>Salvia rosmarin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44418&amp;isprofile=0&amp;basic=Salvia%20rosmarinus">
            <text:p>https://www.missouribotanicalgarden.org/PlantFinder/PlantFinderDetails.aspx?taxonid=444418&amp;isprofile=0&amp;basic=Salvia%20rosmarin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lectranthus">
            <text:p>Plectranth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8492&amp;isprofile=0&amp;basic=Plectranthus">
            <text:p>https://www.missouribotanicalgarden.org/PlantFinder/PlantFinderDetails.aspx?taxonid=268492&amp;isprofile=0&amp;basic=Plectranth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alva">
            <text:p>Malv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618&amp;isprofile=0&amp;basic=Malva">
            <text:p>https://www.missouribotanicalgarden.org/PlantFinder/PlantFinderDetails.aspx?taxonid=282618&amp;isprofile=0&amp;basic=Malv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rnus Florida">
            <text:p>Cornus Florid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c280">
            <text:p>https://www.missouribotanicalgarden.org/PlantFinder/PlantFinderDetails.aspx?kempercode=c2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Cornus+Florida">
            <text:p>https://pfaf.org/user/Plant.aspx?LatinName=Cornus+Florid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rnus sericea ">
            <text:p>Cornus sericea </text:p>
          </table:table-cell>
          <table:table-cell office:value-type="string" office:string-value="https://floraveg.eu/taxon/overview/Cornus%20sericea">
            <text:p>https://floraveg.eu/taxon/overview/Cornus%20sericea</text:p>
          </table:table-cell>
          <table:table-cell office:value-type="string" office:string-value="http://www.missouribotanicalgarden.org/plantfinder/PlantFinderDetails.aspx?taxonid=279363">
            <text:p>http://www.missouribotanicalgarden.org/plantfinder/PlantFinderDetails.aspx?taxonid=279363</text:p>
          </table:table-cell>
          <table:table-cell office:value-type="string" office:string-value="https://www.floraweb.de/php/taxonomie.php?taxon-id=1651">
            <text:p>https://www.floraweb.de/php/taxonomie.php?taxon-id=1651</text:p>
          </table:table-cell>
          <table:table-cell office:value-type="string" office:string-value="https://www.infoflora.ch/en/flora/cornus-sericea.html">
            <text:p>https://www.infoflora.ch/en/flora/cornus-sericea.html</text:p>
          </table:table-cell>
          <table:table-cell office:value-type="string" office:string-value="https://pfaf.org/user/Plant.aspx?LatinName=Cornus+sericea">
            <text:p>https://pfaf.org/user/Plant.aspx?LatinName=Cornus+serice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dgeworthia chrysantha">
            <text:p>Edgeworthia chrysanth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taxonid=293415">
            <text:p>http://www.missouribotanicalgarden.org/plantfinder/PlantFinderDetails.aspx?taxonid=2934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Edgeworthia+chrysantha">
            <text:p>https://pfaf.org/user/Plant.aspx?LatinName=Edgeworthia+chrysanth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gelonia">
            <text:p>Angeloni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kempercode=b444">
            <text:p>http://www.missouribotanicalgarden.org/PlantFinder/PlantFinderDetails.aspx?kempercode=b4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ynara cardunculus">
            <text:p>Cynara cardunculus</text:p>
          </table:table-cell>
          <table:table-cell office:value-type="string" office:string-value="https://floraveg.eu/taxon/overview/Cynara%20cardunculus">
            <text:p>https://floraveg.eu/taxon/overview/Cynara%20cardunculus</text:p>
          </table:table-cell>
          <table:table-cell office:value-type="string" office:string-value="https://www.missouribotanicalgarden.org/PlantFinder/PlantFinderDetails.aspx?taxonid=277562&amp;isprofile=0&amp;chr=19">
            <text:p>https://www.missouribotanicalgarden.org/PlantFinder/PlantFinderDetails.aspx?taxonid=277562&amp;isprofile=0&amp;chr=19</text:p>
          </table:table-cell>
          <table:table-cell office:value-type="string" office:string-value="https://www.floraweb.de/php/taxonomie.php?taxon-id=27377">
            <text:p>https://www.floraweb.de/php/taxonomie.php?taxon-id=27377</text:p>
          </table:table-cell>
          <table:table-cell office:value-type="string" office:string-value="https://www.infoflora.ch/en/flora/cynara-cardunculus.html">
            <text:p>https://www.infoflora.ch/en/flora/cynara-cardunculus.html</text:p>
          </table:table-cell>
          <table:table-cell office:value-type="string" office:string-value="https://pfaf.org/user/Plant.aspx?LatinName=Cynara+cardunculus">
            <text:p>https://pfaf.org/user/Plant.aspx?LatinName=Cynara+carduncul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Jasminum polyanthum">
            <text:p>Jasminum polyanth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nchezia">
            <text:p>Sanchezia</text:p>
          </table:table-cell>
          <table:table-cell office:value-type="string" office:string-value="">
            <text:p/>
          </table:table-cell>
          <table:table-cell office:value-type="string" office:string-value="http://www.mobot.org/mobot/bloom/1995/102795d.html">
            <text:p>http://www.mobot.org/mobot/bloom/1995/102795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geratum">
            <text:p>Agerat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557">
            <text:p>https://www.missouribotanicalgarden.org/PlantFinder/PlantFinderDetails.aspx?kempercode=a5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quilegia vulgaris">
            <text:p>Aquilegia vulgaris</text:p>
          </table:table-cell>
          <table:table-cell office:value-type="string" office:string-value="https://floraveg.eu/taxon/overview/Aquilegia%20vulgaris">
            <text:p>https://floraveg.eu/taxon/overview/Aquilegia%20vulgaris</text:p>
          </table:table-cell>
          <table:table-cell office:value-type="string" office:string-value="https://www.missouribotanicalgarden.org/PlantFinder/PlantFinderDetails.aspx?taxonid=286072">
            <text:p>https://www.missouribotanicalgarden.org/PlantFinder/PlantFinderDetails.aspx?taxonid=286072</text:p>
          </table:table-cell>
          <table:table-cell office:value-type="string" office:string-value="https://www.floraweb.de/php/taxonomie.php?taxon-id=508">
            <text:p>https://www.floraweb.de/php/taxonomie.php?taxon-id=508</text:p>
          </table:table-cell>
          <table:table-cell office:value-type="string" office:string-value="https://www.infoflora.ch/en/flora/aquilegia-vulgaris.html">
            <text:p>https://www.infoflora.ch/en/flora/aquilegia-vulgaris.html</text:p>
          </table:table-cell>
          <table:table-cell office:value-type="string" office:string-value="https://pfaf.org/user/Plant.aspx?LatinName=Aquilegia+vulgaris">
            <text:p>https://pfaf.org/user/Plant.aspx?LatinName=Aquilegia+vulgar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ubrieta">
            <text:p>Aubriet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kempercode=h340">
            <text:p>http://www.missouribotanicalgarden.org/PlantFinder/PlantFinderDetails.aspx?kempercode=h3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tharanthus Roseus">
            <text:p>Catharanthus Rose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6071&amp;isprofile=0&amp;basic=Catharanthus%20Roseus">
            <text:p>https://www.missouribotanicalgarden.org/PlantFinder/PlantFinderDetails.aspx?taxonid=276071&amp;isprofile=0&amp;basic=Catharanthus%20Rose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Catharanthus+Roseus">
            <text:p>https://pfaf.org/user/Plant.aspx?LatinName=Catharanthus+Rose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ittonia">
            <text:p>Fitto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3705&amp;isprofile=0&amp;basic=Fittonia">
            <text:p>https://www.missouribotanicalgarden.org/PlantFinder/PlantFinderDetails.aspx?taxonid=263705&amp;isprofile=0&amp;basic=Fitton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umaria">
            <text:p>Fumar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leborus">
            <text:p>Hellebor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48767&amp;isprofile=0&amp;basic=Helleborus">
            <text:p>https://www.missouribotanicalgarden.org/PlantFinder/PlantFinderDetails.aspx?taxonid=248767&amp;isprofile=0&amp;basic=Hellebor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cea">
            <text:p>Alc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j240">
            <text:p>https://www.missouribotanicalgarden.org/PlantFinder/PlantFinderDetails.aspx?kempercode=j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ichorium Intybus">
            <text:p>Cichorium Intyb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7301&amp;isprofile=0&amp;basic=Cichorium%20Intybus">
            <text:p>https://www.missouribotanicalgarden.org/PlantFinder/PlantFinderDetails.aspx?taxonid=277301&amp;isprofile=0&amp;basic=Cichorium%20Intybus</text:p>
          </table:table-cell>
          <table:table-cell office:value-type="string" office:string-value="https://www.floraweb.de/php/taxonomie.php?taxon-id=1550">
            <text:p>https://www.floraweb.de/php/taxonomie.php?taxon-id=1550</text:p>
          </table:table-cell>
          <table:table-cell office:value-type="string" office:string-value="https://www.infoflora.ch/en/flora/cichorium-intybus.html">
            <text:p>https://www.infoflora.ch/en/flora/cichorium-intybus.html</text:p>
          </table:table-cell>
          <table:table-cell office:value-type="string" office:string-value="https://pfaf.org/user/Plant.aspx?LatinName=Cichorium+Intybus">
            <text:p>https://pfaf.org/user/Plant.aspx?LatinName=Cichorium+Intyb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ymphaea">
            <text:p>Nympha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908">
            <text:p>https://www.missouribotanicalgarden.org/PlantFinder/PlantFinderDetails.aspx?taxonid=28290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maranthus">
            <text:p>Amaranth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558">
            <text:p>https://www.missouribotanicalgarden.org/PlantFinder/PlantFinderDetails.aspx?kempercode=a5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maranthus cruentus">
            <text:p>Amaranthus cruentus</text:p>
          </table:table-cell>
          <table:table-cell office:value-type="string" office:string-value="https://floraveg.eu/taxon/overview/Amaranthus%20cruentus">
            <text:p>https://floraveg.eu/taxon/overview/Amaranthus%20cruentus</text:p>
          </table:table-cell>
          <table:table-cell office:value-type="string" office:string-value="https://www.missouribotanicalgarden.org/PlantFinder/PlantFinderDetails.aspx?kempercode=a558">
            <text:p>https://www.missouribotanicalgarden.org/PlantFinder/PlantFinderDetails.aspx?kempercode=a558</text:p>
          </table:table-cell>
          <table:table-cell office:value-type="string" office:string-value="https://www.floraweb.de/php/taxonomie.php?taxon-id=365">
            <text:p>https://www.floraweb.de/php/taxonomie.php?taxon-id=365</text:p>
          </table:table-cell>
          <table:table-cell office:value-type="string" office:string-value="https://www.infoflora.ch/en/flora/amaranthus-cruentus.html">
            <text:p>https://www.infoflora.ch/en/flora/amaranthus-cruentus.html</text:p>
          </table:table-cell>
          <table:table-cell office:value-type="string" office:string-value="https://pfaf.org/user/Plant.aspx?LatinName=Amaranthus+cruentus">
            <text:p>https://pfaf.org/user/Plant.aspx?LatinName=Amaranthus+cruent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maranthus hypochondriacus">
            <text:p>Amaranthus hypochondriacus</text:p>
          </table:table-cell>
          <table:table-cell office:value-type="string" office:string-value="https://floraveg.eu/taxon/overview/Amaranthus%20hypochondriacus">
            <text:p>https://floraveg.eu/taxon/overview/Amaranthus%20hypochondriacus</text:p>
          </table:table-cell>
          <table:table-cell office:value-type="string" office:string-value="">
            <text:p/>
          </table:table-cell>
          <table:table-cell office:value-type="string" office:string-value="https://www.floraweb.de/php/taxonomie.php?taxon-id=367">
            <text:p>https://www.floraweb.de/php/taxonomie.php?taxon-id=367</text:p>
          </table:table-cell>
          <table:table-cell office:value-type="string" office:string-value="https://www.infoflora.ch/en/flora/amaranthus-hypochondriacus.html">
            <text:p>https://www.infoflora.ch/en/flora/amaranthus-hypochondriacus.html</text:p>
          </table:table-cell>
          <table:table-cell office:value-type="string" office:string-value="https://pfaf.org/user/Plant.aspx?LatinName=Amaranthus+hypochondriacus">
            <text:p>https://pfaf.org/user/Plant.aspx?LatinName=Amaranthus+hypochondriac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istus Albidus">
            <text:p>Cistus Albidus</text:p>
          </table:table-cell>
          <table:table-cell office:value-type="string" office:string-value="">
            <text:p/>
          </table:table-cell>
          <table:table-cell office:value-type="string" office:string-value="http://www.mobot.org/mobot/bloom/2002/2002-03-29d.html">
            <text:p>http://www.mobot.org/mobot/bloom/2002/2002-03-29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Cistus+Albidus">
            <text:p>https://pfaf.org/user/Plant.aspx?LatinName=Cistus+Albid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eanothus Impressus">
            <text:p>Ceanothus Impress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6634&amp;isprofile=0&amp;pt=2">
            <text:p>https://www.missouribotanicalgarden.org/PlantFinder/PlantFinderDetails.aspx?taxonid=266634&amp;isprofile=0&amp;pt=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Ceanothus+Impressus">
            <text:p>https://pfaf.org/user/Plant.aspx?LatinName=Ceanothus+Impress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uonymus">
            <text:p>Euonym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k240">
            <text:p>https://www.missouribotanicalgarden.org/PlantFinder/PlantFinderDetails.aspx?kempercode=k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be">
            <text:p>Hebe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43988">
            <text:p>https://www.missouribotanicalgarden.org/PlantFinder/PlantFinderDetails.aspx?taxonid=44398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be speciosa">
            <text:p>Hebe specios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57103&amp;isprofile=1&amp;gen=Veronica">
            <text:p>https://www.missouribotanicalgarden.org/PlantFinder/PlantFinderDetails.aspx?taxonid=457103&amp;isprofile=1&amp;gen=Veronic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Hebe+speciosa">
            <text:p>https://pfaf.org/user/Plant.aspx?LatinName=Hebe+specios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be Andersonii">
            <text:p>Hebe Andersoni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Kumara Plicatilis">
            <text:p>Kumara Plicatil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ewisia Cotyledon">
            <text:p>Lewisia Cotyled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ulownia">
            <text:p>Paulow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7035&amp;isprofile=0&amp;basic=Paulownia">
            <text:p>https://www.missouribotanicalgarden.org/PlantFinder/PlantFinderDetails.aspx?taxonid=287035&amp;isprofile=0&amp;basic=Paulown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hacelia">
            <text:p>Phacel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unus Laurocerasus">
            <text:p>Prunus Lauroceras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6448&amp;isprofile=0&amp;basic=Prunus%20Laurocerasus">
            <text:p>https://www.missouribotanicalgarden.org/PlantFinder/PlantFinderDetails.aspx?taxonid=286448&amp;isprofile=0&amp;basic=Prunus%20Laurocerasus</text:p>
          </table:table-cell>
          <table:table-cell office:value-type="string" office:string-value="https://www.floraweb.de/php/taxonomie.php?taxon-id=10800">
            <text:p>https://www.floraweb.de/php/taxonomie.php?taxon-id=10800</text:p>
          </table:table-cell>
          <table:table-cell office:value-type="string" office:string-value="https://www.infoflora.ch/en/flora/prunus-laurocerasus.html">
            <text:p>https://www.infoflora.ch/en/flora/prunus-laurocerasus.html</text:p>
          </table:table-cell>
          <table:table-cell office:value-type="string" office:string-value="https://pfaf.org/user/Plant.aspx?LatinName=Prunus+Laurocerasus">
            <text:p>https://pfaf.org/user/Plant.aspx?LatinName=Prunus+Lauroceras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yracantha Coccinea">
            <text:p>Pyracantha Coccin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6399&amp;isprofile=0&amp;basic=Pyracantha%20Coccinea">
            <text:p>https://www.missouribotanicalgarden.org/PlantFinder/PlantFinderDetails.aspx?taxonid=286399&amp;isprofile=0&amp;basic=Pyracantha%20Coccinea</text:p>
          </table:table-cell>
          <table:table-cell office:value-type="string" office:string-value="https://www.floraweb.de/php/taxonomie.php?taxon-id=4662">
            <text:p>https://www.floraweb.de/php/taxonomie.php?taxon-id=4662</text:p>
          </table:table-cell>
          <table:table-cell office:value-type="string" office:string-value="https://www.infoflora.ch/en/flora/pyracantha-coccinea.html">
            <text:p>https://www.infoflora.ch/en/flora/pyracantha-coccinea.html</text:p>
          </table:table-cell>
          <table:table-cell office:value-type="string" office:string-value="https://pfaf.org/user/Plant.aspx?LatinName=Pyracantha+Coccinea">
            <text:p>https://pfaf.org/user/Plant.aspx?LatinName=Pyracantha+Coccine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araxacum Officinale">
            <text:p>Taraxacum Officina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www.floraweb.de/php/taxonomie.php?taxon-id=25508">
            <text:p>https://www.floraweb.de/php/taxonomie.php?taxon-id=25508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Taraxacum+Officinale">
            <text:p>https://pfaf.org/user/Plant.aspx?LatinName=Taraxacum+Officinale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turium">
            <text:p>Anturi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lluna">
            <text:p>Callun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9934&amp;isprofile=0&amp;basic=Calluna">
            <text:p>https://www.missouribotanicalgarden.org/PlantFinder/PlantFinderDetails.aspx?taxonid=279934&amp;isprofile=0&amp;basic=Callun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schscholzia Californica">
            <text:p>Eschscholzia Californic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b753">
            <text:p>https://www.missouribotanicalgarden.org/PlantFinder/PlantFinderDetails.aspx?kempercode=b753</text:p>
          </table:table-cell>
          <table:table-cell office:value-type="string" office:string-value="https://www.floraweb.de/php/taxonomie.php?taxon-id=6781">
            <text:p>https://www.floraweb.de/php/taxonomie.php?taxon-id=6781</text:p>
          </table:table-cell>
          <table:table-cell office:value-type="string" office:string-value="https://www.infoflora.ch/en/flora/eschscholzia-californica.html">
            <text:p>https://www.infoflora.ch/en/flora/eschscholzia-californica.html</text:p>
          </table:table-cell>
          <table:table-cell office:value-type="string" office:string-value="https://pfaf.org/user/Plant.aspx?LatinName=Eschscholzia+Californica">
            <text:p>https://pfaf.org/user/Plant.aspx?LatinName=Eschscholzia+Californi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enium Autumnale">
            <text:p>Helenium Autumnale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43008&amp;isprofile=1&amp;gen=Helenium">
            <text:p>https://www.missouribotanicalgarden.org/PlantFinder/PlantFinderDetails.aspx?taxonid=443008&amp;isprofile=1&amp;gen=Helenium</text:p>
          </table:table-cell>
          <table:table-cell office:value-type="string" office:string-value="https://www.floraweb.de/php/taxonomie.php?taxon-id=33025">
            <text:p>https://www.floraweb.de/php/taxonomie.php?taxon-id=33025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Helenium+Autumnale">
            <text:p>https://pfaf.org/user/Plant.aspx?LatinName=Helenium+Autumnale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iconia Psittacorum">
            <text:p>Heliconia Psittacorum</text:p>
          </table:table-cell>
          <table:table-cell office:value-type="string" office:string-value="">
            <text:p/>
          </table:table-cell>
          <table:table-cell office:value-type="string" office:string-value="https://www.mobot.org/mobot/latindict/keyDetail.aspx?keyWord=parrot">
            <text:p>https://www.mobot.org/mobot/latindict/keyDetail.aspx?keyWord=parro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Kalanchoe Blossfeldiana">
            <text:p>Kalanchoe Blossfeldian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9373">
            <text:p>https://www.missouribotanicalgarden.org/PlantFinder/PlantFinderDetails.aspx?taxonid=279373</text:p>
          </table:table-cell>
          <table:table-cell office:value-type="string" office:string-value="https://www.floraweb.de/php/taxonomie.php?taxon-id=33080">
            <text:p>https://www.floraweb.de/php/taxonomie.php?taxon-id=330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ragaria × ananassa">
            <text:p>Fragaria × ananass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3892&amp;isprofile=0&amp;basic=Fragaria%20%C3%97%20ananassa">
            <text:p>https://www.missouribotanicalgarden.org/PlantFinder/PlantFinderDetails.aspx?taxonid=273892&amp;isprofile=0&amp;basic=Fragaria%20%C3%97%20ananassa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fragaria-%C3%97ananassa.html">
            <text:p>https://www.infoflora.ch/en/flora/fragaria-%C3%97ananassa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chlumbergera Truncata">
            <text:p>Schlumbergera Truncat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8432&amp;isprofile=0&amp;basic=Schlumbergera%20Truncata">
            <text:p>https://www.missouribotanicalgarden.org/PlantFinder/PlantFinderDetails.aspx?taxonid=278432&amp;isprofile=0&amp;basic=Schlumbergera%20Truncat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nvallaria Majalis">
            <text:p>Convallaria Majal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052&amp;isprofile=0&amp;basic=Convallaria%20Majalis">
            <text:p>https://www.missouribotanicalgarden.org/PlantFinder/PlantFinderDetails.aspx?taxonid=282052&amp;isprofile=0&amp;basic=Convallaria%20Majalis</text:p>
          </table:table-cell>
          <table:table-cell office:value-type="string" office:string-value="https://www.floraweb.de/php/taxonomie.php?taxon-id=1630">
            <text:p>https://www.floraweb.de/php/taxonomie.php?taxon-id=1630</text:p>
          </table:table-cell>
          <table:table-cell office:value-type="string" office:string-value="https://www.infoflora.ch/en/flora/convallaria-majalis.html">
            <text:p>https://www.infoflora.ch/en/flora/convallaria-majalis.html</text:p>
          </table:table-cell>
          <table:table-cell office:value-type="string" office:string-value="https://pfaf.org/user/Plant.aspx?LatinName=Convallaria+Majalis">
            <text:p>https://pfaf.org/user/Plant.aspx?LatinName=Convallaria+Majal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ilene chalcedonica">
            <text:p>Silene chalcedonica</text:p>
          </table:table-cell>
          <table:table-cell office:value-type="string" office:string-value="https://floraveg.eu/taxon/overview/Silene%20chalcedonica">
            <text:p>https://floraveg.eu/taxon/overview/Silene%20chalcedonica</text:p>
          </table:table-cell>
          <table:table-cell office:value-type="string" office:string-value="">
            <text:p/>
          </table:table-cell>
          <table:table-cell office:value-type="string" office:string-value="https://www.floraweb.de/php/taxonomie.php?taxon-id=6548">
            <text:p>https://www.floraweb.de/php/taxonomie.php?taxon-id=65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Xerochrysum bracteatum">
            <text:p>Xerochrysum bracteatum</text:p>
          </table:table-cell>
          <table:table-cell office:value-type="string" office:string-value="https://floraveg.eu/taxon/overview/Xerochrysum%20bracteatum">
            <text:p>https://floraveg.eu/taxon/overview/Xerochrysum%20bracteatum</text:p>
          </table:table-cell>
          <table:table-cell office:value-type="string" office:string-value="https://www.missouribotanicalgarden.org/PlantFinder/PlantFinderDetails.aspx?taxonid=292551&amp;isprofile=0&amp;basic=Xerochrysum%20bracteatum">
            <text:p>https://www.missouribotanicalgarden.org/PlantFinder/PlantFinderDetails.aspx?taxonid=292551&amp;isprofile=0&amp;basic=Xerochrysum%20bracteatum</text:p>
          </table:table-cell>
          <table:table-cell office:value-type="string" office:string-value="https://www.floraweb.de/php/taxonomie.php?taxon-id=34392">
            <text:p>https://www.floraweb.de/php/taxonomie.php?taxon-id=3439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tirrhinum majus">
            <text:p>Antirrhinum majus</text:p>
          </table:table-cell>
          <table:table-cell office:value-type="string" office:string-value="https://floraveg.eu/taxon/overview/Antirrhinum%20majus">
            <text:p>https://floraveg.eu/taxon/overview/Antirrhinum%20majus</text:p>
          </table:table-cell>
          <table:table-cell office:value-type="string" office:string-value="https://www.missouribotanicalgarden.org/PlantFinder/PlantFinderDetails.aspx?taxonid=287001&amp;isprofile=0&amp;basic=Antirrhinum%20majus">
            <text:p>https://www.missouribotanicalgarden.org/PlantFinder/PlantFinderDetails.aspx?taxonid=287001&amp;isprofile=0&amp;basic=Antirrhinum%20majus</text:p>
          </table:table-cell>
          <table:table-cell office:value-type="string" office:string-value="https://www.floraweb.de/php/taxonomie.php?taxon-id=490">
            <text:p>https://www.floraweb.de/php/taxonomie.php?taxon-id=490</text:p>
          </table:table-cell>
          <table:table-cell office:value-type="string" office:string-value="https://www.infoflora.ch/en/flora/antirrhinum-majus.html">
            <text:p>https://www.infoflora.ch/en/flora/antirrhinum-majus.html</text:p>
          </table:table-cell>
          <table:table-cell office:value-type="string" office:string-value="https://pfaf.org/user/Plant.aspx?LatinName=Antirrhinum+majus">
            <text:p>https://pfaf.org/user/Plant.aspx?LatinName=Antirrhinum+maj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Justicia carnea">
            <text:p>Justicia carne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ichryson">
            <text:p>Aichryson</text:p>
          </table:table-cell>
          <table:table-cell office:value-type="string" office:string-value="">
            <text:p/>
          </table:table-cell>
          <table:table-cell office:value-type="string" office:string-value="https://www.mobot.org/mobot/research/apweb/genera/crassulaceaegen.html">
            <text:p>https://www.mobot.org/mobot/research/apweb/genera/crassulaceaegen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riandrum sativum">
            <text:p>Coriandrum sativum</text:p>
          </table:table-cell>
          <table:table-cell office:value-type="string" office:string-value="https://floraveg.eu/taxon/overview/Coriandrum%20sativum">
            <text:p>https://floraveg.eu/taxon/overview/Coriandrum%20sativum</text:p>
          </table:table-cell>
          <table:table-cell office:value-type="string" office:string-value="https://www.missouribotanicalgarden.org/PlantFinder/PlantFinderDetails.aspx?taxonid=275984&amp;isprofile=0&amp;basic=Coriandrum%20sativum">
            <text:p>https://www.missouribotanicalgarden.org/PlantFinder/PlantFinderDetails.aspx?taxonid=275984&amp;isprofile=0&amp;basic=Coriandrum%20sativum</text:p>
          </table:table-cell>
          <table:table-cell office:value-type="string" office:string-value="https://www.floraweb.de/php/taxonomie.php?taxon-id=1640">
            <text:p>https://www.floraweb.de/php/taxonomie.php?taxon-id=1640</text:p>
          </table:table-cell>
          <table:table-cell office:value-type="string" office:string-value="https://www.infoflora.ch/en/flora/coriandrum-sativum.html">
            <text:p>https://www.infoflora.ch/en/flora/coriandrum-sativum.html</text:p>
          </table:table-cell>
          <table:table-cell office:value-type="string" office:string-value="https://pfaf.org/user/Plant.aspx?LatinName=Coriandrum+sativum">
            <text:p>https://pfaf.org/user/Plant.aspx?LatinName=Coriandrum+sativ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inca Minor">
            <text:p>Vinca Minor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6078&amp;isprofile=0&amp;basic=Vinca%20Minor">
            <text:p>https://www.missouribotanicalgarden.org/PlantFinder/PlantFinderDetails.aspx?taxonid=276078&amp;isprofile=0&amp;basic=Vinca%20Minor</text:p>
          </table:table-cell>
          <table:table-cell office:value-type="string" office:string-value="https://www.floraweb.de/php/taxonomie.php?taxon-id=6348">
            <text:p>https://www.floraweb.de/php/taxonomie.php?taxon-id=6348</text:p>
          </table:table-cell>
          <table:table-cell office:value-type="string" office:string-value="https://www.infoflora.ch/en/flora/vinca-minor.html">
            <text:p>https://www.infoflora.ch/en/flora/vinca-minor.html</text:p>
          </table:table-cell>
          <table:table-cell office:value-type="string" office:string-value="https://pfaf.org/user/Plant.aspx?LatinName=Vinca+Minor">
            <text:p>https://pfaf.org/user/Plant.aspx?LatinName=Vinca+Minor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ulsatilla">
            <text:p>Pulsatil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6202&amp;isprofile=0&amp;basic=Pulsatilla">
            <text:p>https://www.missouribotanicalgarden.org/PlantFinder/PlantFinderDetails.aspx?taxonid=286202&amp;isprofile=0&amp;basic=Pulsatil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talpa">
            <text:p>Catalp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856">
            <text:p>https://www.missouribotanicalgarden.org/PlantFinder/PlantFinderDetails.aspx?kempercode=a8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ssava">
            <text:p>Cassav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0113&amp;isprofile=0&amp;basic=Cassava">
            <text:p>https://www.missouribotanicalgarden.org/PlantFinder/PlantFinderDetails.aspx?taxonid=280113&amp;isprofile=0&amp;basic=Cassav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edum">
            <text:p>Sed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6651&amp;isprofile=0&amp;basic=Sedum">
            <text:p>https://www.missouribotanicalgarden.org/PlantFinder/PlantFinderDetails.aspx?taxonid=256651&amp;isprofile=0&amp;basic=Sed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pathiphyllum">
            <text:p>Spathiphyll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4610&amp;isprofile=0&amp;basic=Spathiphyllum">
            <text:p>https://www.missouribotanicalgarden.org/PlantFinder/PlantFinderDetails.aspx?taxonid=264610&amp;isprofile=0&amp;basic=Spathiphyll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yssum">
            <text:p>Alyss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39297">
            <text:p>https://www.missouribotanicalgarden.org/PlantFinder/PlantFinderDetails.aspx?taxonid=43929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ianthemum">
            <text:p>Helianthem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9173">
            <text:p>https://www.missouribotanicalgarden.org/PlantFinder/PlantFinderDetails.aspx?taxonid=27917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trobilanthes">
            <text:p>Strobilanthe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2523&amp;isprofile=0&amp;basic=Strobilanthes">
            <text:p>https://www.missouribotanicalgarden.org/PlantFinder/PlantFinderDetails.aspx?taxonid=292523&amp;isprofile=0&amp;basic=Strobilanth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aleriana">
            <text:p>Valerian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taxonid=287433">
            <text:p>http://www.missouribotanicalgarden.org/plantfinder/PlantFinderDetails.aspx?taxonid=28743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iburnum">
            <text:p>Viburn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8977&amp;isprofile=0&amp;basic=Viburnum">
            <text:p>https://www.missouribotanicalgarden.org/PlantFinder/PlantFinderDetails.aspx?taxonid=278977&amp;isprofile=0&amp;basic=Viburn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itis vinifera">
            <text:p>Vitis vinifera</text:p>
          </table:table-cell>
          <table:table-cell office:value-type="string" office:string-value="https://floraveg.eu/taxon/overview/Vitis%20vinifera">
            <text:p>https://floraveg.eu/taxon/overview/Vitis%20vinifera</text:p>
          </table:table-cell>
          <table:table-cell office:value-type="string" office:string-value="https://www.missouribotanicalgarden.org/PlantFinder/PlantFinderDetails.aspx?taxonid=287551&amp;isprofile=0&amp;basic=Vitis%20vinifera">
            <text:p>https://www.missouribotanicalgarden.org/PlantFinder/PlantFinderDetails.aspx?taxonid=287551&amp;isprofile=0&amp;basic=Vitis%20vinifera</text:p>
          </table:table-cell>
          <table:table-cell office:value-type="string" office:string-value="https://www.floraweb.de/php/taxonomie.php?taxon-id=35272">
            <text:p>https://www.floraweb.de/php/taxonomie.php?taxon-id=35272</text:p>
          </table:table-cell>
          <table:table-cell office:value-type="string" office:string-value="https://www.infoflora.ch/en/flora/vitis-vinifera.html">
            <text:p>https://www.infoflora.ch/en/flora/vitis-vinifera.html</text:p>
          </table:table-cell>
          <table:table-cell office:value-type="string" office:string-value="https://pfaf.org/user/Plant.aspx?LatinName=Vitis+vinifera">
            <text:p>https://pfaf.org/user/Plant.aspx?LatinName=Vitis+vinife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Whitfieldia">
            <text:p>Whitfield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ethum graveolens">
            <text:p>Anethum graveolens</text:p>
          </table:table-cell>
          <table:table-cell office:value-type="string" office:string-value="https://floraveg.eu/taxon/overview/Anethum%20graveolens">
            <text:p>https://floraveg.eu/taxon/overview/Anethum%20graveolens</text:p>
          </table:table-cell>
          <table:table-cell office:value-type="string" office:string-value="https://www.missouribotanicalgarden.org/PlantFinder/PlantFinderDetails.aspx?kempercode=d682">
            <text:p>https://www.missouribotanicalgarden.org/PlantFinder/PlantFinderDetails.aspx?kempercode=d682</text:p>
          </table:table-cell>
          <table:table-cell office:value-type="string" office:string-value="https://www.floraweb.de/php/taxonomie.php?taxon-id=439">
            <text:p>https://www.floraweb.de/php/taxonomie.php?taxon-id=439</text:p>
          </table:table-cell>
          <table:table-cell office:value-type="string" office:string-value="https://www.infoflora.ch/en/flora/anethum-graveolens.html">
            <text:p>https://www.infoflora.ch/en/flora/anethum-graveolens.html</text:p>
          </table:table-cell>
          <table:table-cell office:value-type="string" office:string-value="https://pfaf.org/user/Plant.aspx?LatinName=Anethum+graveolens">
            <text:p>https://pfaf.org/user/Plant.aspx?LatinName=Anethum+graveolen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auhinia">
            <text:p>Bauhi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0545">
            <text:p>https://www.missouribotanicalgarden.org/PlantFinder/PlantFinderDetails.aspx?taxonid=2805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erberis">
            <text:p>Berber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7780&amp;isprofile=0&amp;basic=Berberis">
            <text:p>https://www.missouribotanicalgarden.org/PlantFinder/PlantFinderDetails.aspx?taxonid=277780&amp;isprofile=0&amp;basic=Berber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rocosmia">
            <text:p>Crocosm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9555&amp;isprofile=0&amp;basic=Crocosmia">
            <text:p>https://www.missouribotanicalgarden.org/PlantFinder/PlantFinderDetails.aspx?taxonid=259555&amp;isprofile=0&amp;basic=Crocosm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ucurbita pepo">
            <text:p>Cucurbita pepo</text:p>
          </table:table-cell>
          <table:table-cell office:value-type="string" office:string-value="https://floraveg.eu/taxon/overview/Cucurbita%20pepo">
            <text:p>https://floraveg.eu/taxon/overview/Cucurbita%20pepo</text:p>
          </table:table-cell>
          <table:table-cell office:value-type="string" office:string-value="https://www.missouribotanicalgarden.org/PlantFinder/PlantFinderDetails.aspx?taxonid=279566&amp;isprofile=1&amp;basic=cucurbita%20pepo">
            <text:p>https://www.missouribotanicalgarden.org/PlantFinder/PlantFinderDetails.aspx?taxonid=279566&amp;isprofile=1&amp;basic=cucurbita%20pepo</text:p>
          </table:table-cell>
          <table:table-cell office:value-type="string" office:string-value="https://www.floraweb.de/php/taxonomie.php?taxon-id=6741">
            <text:p>https://www.floraweb.de/php/taxonomie.php?taxon-id=6741</text:p>
          </table:table-cell>
          <table:table-cell office:value-type="string" office:string-value="https://www.infoflora.ch/en/flora/cucurbita-pepo.html">
            <text:p>https://www.infoflora.ch/en/flora/cucurbita-pepo.html</text:p>
          </table:table-cell>
          <table:table-cell office:value-type="string" office:string-value="https://pfaf.org/user/Plant.aspx?LatinName=Cucurbita+pepo">
            <text:p>https://pfaf.org/user/Plant.aspx?LatinName=Cucurbita+pep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yclamen">
            <text:p>Cyclamen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5539&amp;isprofile=0&amp;pt=8">
            <text:p>https://www.missouribotanicalgarden.org/PlantFinder/PlantFinderDetails.aspx?taxonid=285539&amp;isprofile=0&amp;pt=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uranta repens">
            <text:p>Duranta repens</text:p>
          </table:table-cell>
          <table:table-cell office:value-type="string" office:string-value="https://floraveg.eu/taxon/overview/Duranta%20repens">
            <text:p>https://floraveg.eu/taxon/overview/Duranta%20repens</text:p>
          </table:table-cell>
          <table:table-cell office:value-type="string" office:string-value="https://www.missouribotanicalgarden.org/PlantFinder/PlantFinderDetails.aspx?taxonid=287483">
            <text:p>https://www.missouribotanicalgarden.org/PlantFinder/PlantFinderDetails.aspx?taxonid=28748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ranthis">
            <text:p>Eranth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446">
            <text:p>https://www.missouribotanicalgarden.org/PlantFinder/PlantFinderDetails.aspx?kempercode=a44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icaria">
            <text:p>Ficar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368056">
            <text:p>https://www.missouribotanicalgarden.org/PlantFinder/PlantFinderDetails.aspx?taxonid=3680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uchsia">
            <text:p>Fuchs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4595&amp;isprofile=0&amp;">
            <text:p>https://www.missouribotanicalgarden.org/PlantFinder/PlantFinderDetails.aspx?taxonid=264595&amp;isprofile=0&amp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dera">
            <text:p>Heder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0699">
            <text:p>https://www.missouribotanicalgarden.org/PlantFinder/PlantFinderDetails.aspx?taxonid=2606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dera Rhombea">
            <text:p>Hedera Rhombea</text:p>
          </table:table-cell>
          <table:table-cell office:value-type="string" office:string-value="">
            <text:p/>
          </table:table-cell>
          <table:table-cell office:value-type="string" office:string-value="http://www.mobot.org/mobot/gentry/text/trop.asia/CHIBA.TXT">
            <text:p>http://www.mobot.org/mobot/gentry/text/trop.asia/CHIBA.TX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dera helix">
            <text:p>Hedera helix</text:p>
          </table:table-cell>
          <table:table-cell office:value-type="string" office:string-value="https://floraveg.eu/taxon/overview/Hedera%20helix">
            <text:p>https://floraveg.eu/taxon/overview/Hedera%20helix</text:p>
          </table:table-cell>
          <table:table-cell office:value-type="string" office:string-value="https://www.missouribotanicalgarden.org/PlantFinder/PlantFinderDetails.aspx?taxonid=276595">
            <text:p>https://www.missouribotanicalgarden.org/PlantFinder/PlantFinderDetails.aspx?taxonid=276595</text:p>
          </table:table-cell>
          <table:table-cell office:value-type="string" office:string-value="https://www.floraweb.de/php/taxonomie.php?taxon-id=2760">
            <text:p>https://www.floraweb.de/php/taxonomie.php?taxon-id=2760</text:p>
          </table:table-cell>
          <table:table-cell office:value-type="string" office:string-value="https://www.infoflora.ch/en/flora/hedera-helix.html">
            <text:p>https://www.infoflora.ch/en/flora/hedera-helix.html</text:p>
          </table:table-cell>
          <table:table-cell office:value-type="string" office:string-value="https://pfaf.org/user/Plant.aspx?LatinName=Hedera+helix">
            <text:p>https://pfaf.org/user/Plant.aspx?LatinName=Hedera+helix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pomoea">
            <text:p>Ipomo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587">
            <text:p>https://www.missouribotanicalgarden.org/PlantFinder/PlantFinderDetails.aspx?kempercode=a58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Jatropha integerrima">
            <text:p>Jatropha integerrima</text:p>
          </table:table-cell>
          <table:table-cell office:value-type="string" office:string-value="">
            <text:p/>
          </table:table-cell>
          <table:table-cell office:value-type="string" office:string-value="http://www.mobot.org/mobot/bloom/2001/2001-08-10d.html">
            <text:p>http://www.mobot.org/mobot/bloom/2001/2001-08-10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Kopsia">
            <text:p>Kopsia</text:p>
          </table:table-cell>
          <table:table-cell office:value-type="string" office:string-value="">
            <text:p/>
          </table:table-cell>
          <table:table-cell office:value-type="string" office:string-value="https://www.mobot.org/mobot/research/apweb/genera/orobanchaceaegen.html">
            <text:p>https://www.mobot.org/mobot/research/apweb/genera/orobanchaceaegen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urus nobilis">
            <text:p>Laurus nobilis</text:p>
          </table:table-cell>
          <table:table-cell office:value-type="string" office:string-value="https://floraveg.eu/taxon/overview/Laurus%20nobilis">
            <text:p>https://floraveg.eu/taxon/overview/Laurus%20nobilis</text:p>
          </table:table-cell>
          <table:table-cell office:value-type="string" office:string-value="https://www.missouribotanicalgarden.org/PlantFinder/PlantFinderDetails.aspx?kempercode=d418">
            <text:p>https://www.missouribotanicalgarden.org/PlantFinder/PlantFinderDetails.aspx?kempercode=d418</text:p>
          </table:table-cell>
          <table:table-cell office:value-type="string" office:string-value="https://www.floraweb.de/php/taxonomie.php?taxon-id=3321">
            <text:p>https://www.floraweb.de/php/taxonomie.php?taxon-id=3321</text:p>
          </table:table-cell>
          <table:table-cell office:value-type="string" office:string-value="https://www.infoflora.ch/en/flora/laurus-nobilis.html">
            <text:p>https://www.infoflora.ch/en/flora/laurus-nobilis.html</text:p>
          </table:table-cell>
          <table:table-cell office:value-type="string" office:string-value="https://pfaf.org/user/Plant.aspx?LatinName=Laurus+nobilis">
            <text:p>https://pfaf.org/user/Plant.aspx?LatinName=Laurus+nobil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llicium anisatum">
            <text:p>Illicium anisatum</text:p>
          </table:table-cell>
          <table:table-cell office:value-type="string" office:string-value="">
            <text:p/>
          </table:table-cell>
          <table:table-cell office:value-type="string" office:string-value="http://www.mobot.org/mobot/latindict/keyDetail.aspx?keyWord=anisatus">
            <text:p>http://www.mobot.org/mobot/latindict/keyDetail.aspx?keyWord=anisat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Illicium+anisatum">
            <text:p>https://pfaf.org/user/Plant.aspx?LatinName=Illicium+anisat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ycoris radiata">
            <text:p>Lycoris radiat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c535">
            <text:p>https://www.missouribotanicalgarden.org/PlantFinder/PlantFinderDetails.aspx?kempercode=c53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Lycoris+radiata">
            <text:p>https://pfaf.org/user/Plant.aspx?LatinName=Lycoris+radiat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onarda didyma">
            <text:p>Monarda didyma</text:p>
          </table:table-cell>
          <table:table-cell office:value-type="string" office:string-value="https://floraveg.eu/taxon/overview/Monarda%20didyma">
            <text:p>https://floraveg.eu/taxon/overview/Monarda%20didyma</text:p>
          </table:table-cell>
          <table:table-cell office:value-type="string" office:string-value="https://www.missouribotanicalgarden.org/PlantFinder/PlantFinderDetails.aspx?kempercode=q250">
            <text:p>https://www.missouribotanicalgarden.org/PlantFinder/PlantFinderDetails.aspx?kempercode=q250</text:p>
          </table:table-cell>
          <table:table-cell office:value-type="string" office:string-value="https://www.floraweb.de/php/taxonomie.php?taxon-id=27323">
            <text:p>https://www.floraweb.de/php/taxonomie.php?taxon-id=27323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Monarda+didyma">
            <text:p>https://pfaf.org/user/Plant.aspx?LatinName=Monarda+didym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uphar lutea">
            <text:p>Nuphar lutea</text:p>
          </table:table-cell>
          <table:table-cell office:value-type="string" office:string-value="https://floraveg.eu/taxon/overview/Nuphar%20lutea">
            <text:p>https://floraveg.eu/taxon/overview/Nuphar%20lutea</text:p>
          </table:table-cell>
          <table:table-cell office:value-type="string" office:string-value="http://www.missouribotanicalgarden.org/plantfinder/PlantFinderDetails.aspx?taxonid=282915">
            <text:p>http://www.missouribotanicalgarden.org/plantfinder/PlantFinderDetails.aspx?taxonid=282915</text:p>
          </table:table-cell>
          <table:table-cell office:value-type="string" office:string-value="https://www.floraweb.de/php/taxonomie.php?taxon-id=3857">
            <text:p>https://www.floraweb.de/php/taxonomie.php?taxon-id=3857</text:p>
          </table:table-cell>
          <table:table-cell office:value-type="string" office:string-value="https://www.infoflora.ch/en/flora/nuphar-lutea.html">
            <text:p>https://www.infoflora.ch/en/flora/nuphar-lutea.html</text:p>
          </table:table-cell>
          <table:table-cell office:value-type="string" office:string-value="https://pfaf.org/user/Plant.aspx?LatinName=Nuphar+lutea">
            <text:p>https://pfaf.org/user/Plant.aspx?LatinName=Nuphar+lute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chystachys">
            <text:p>Pachystachys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taxonid=275296">
            <text:p>http://www.missouribotanicalgarden.org/PlantFinder/PlantFinderDetails.aspx?taxonid=27529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lex aquifolium">
            <text:p>Ilex aquifolium</text:p>
          </table:table-cell>
          <table:table-cell office:value-type="string" office:string-value="https://floraveg.eu/taxon/overview/Ilex%20aquifolium">
            <text:p>https://floraveg.eu/taxon/overview/Ilex%20aquifolium</text:p>
          </table:table-cell>
          <table:table-cell office:value-type="string" office:string-value="http://www.missouribotanicalgarden.org/PlantFinder/PlantFinderDetails.aspx?kempercode=c208">
            <text:p>http://www.missouribotanicalgarden.org/PlantFinder/PlantFinderDetails.aspx?kempercode=c208</text:p>
          </table:table-cell>
          <table:table-cell office:value-type="string" office:string-value="https://www.floraweb.de/php/taxonomie.php?taxon-id=3060">
            <text:p>https://www.floraweb.de/php/taxonomie.php?taxon-id=3060</text:p>
          </table:table-cell>
          <table:table-cell office:value-type="string" office:string-value="https://www.infoflora.ch/en/flora/ilex-aquifolium.html">
            <text:p>https://www.infoflora.ch/en/flora/ilex-aquifolium.html</text:p>
          </table:table-cell>
          <table:table-cell office:value-type="string" office:string-value="https://pfaf.org/user/Plant.aspx?LatinName=Ilex+aquifolium">
            <text:p>https://pfaf.org/user/Plant.aspx?LatinName=Ilex+aquifoli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Oxalis triangularis">
            <text:p>Oxalis triangular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1690&amp;isprofile=0&amp;basic=Oxalis%20triangularis">
            <text:p>https://www.missouribotanicalgarden.org/PlantFinder/PlantFinderDetails.aspx?taxonid=291690&amp;isprofile=0&amp;basic=Oxalis%20triangular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Oxalis+triangularis">
            <text:p>https://pfaf.org/user/Plant.aspx?LatinName=Oxalis+triangular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rthenocissus quinquefolia">
            <text:p>Parthenocissus quinquefolia</text:p>
          </table:table-cell>
          <table:table-cell office:value-type="string" office:string-value="https://floraveg.eu/taxon/overview/Parthenocissus%20quinquefolia">
            <text:p>https://floraveg.eu/taxon/overview/Parthenocissus%20quinquefolia</text:p>
          </table:table-cell>
          <table:table-cell office:value-type="string" office:string-value="https://www.missouribotanicalgarden.org/PlantFinder/PlantFinderDetails.aspx?taxonid=287536&amp;isprofile=0&amp;basic=Parthenocissus%20quinquefolia">
            <text:p>https://www.missouribotanicalgarden.org/PlantFinder/PlantFinderDetails.aspx?taxonid=287536&amp;isprofile=0&amp;basic=Parthenocissus%20quinquefolia</text:p>
          </table:table-cell>
          <table:table-cell office:value-type="string" office:string-value="https://www.floraweb.de/php/taxonomie.php?taxon-id=4132">
            <text:p>https://www.floraweb.de/php/taxonomie.php?taxon-id=4132</text:p>
          </table:table-cell>
          <table:table-cell office:value-type="string" office:string-value="https://www.infoflora.ch/en/flora/parthenocissus-quinquefolia.html">
            <text:p>https://www.infoflora.ch/en/flora/parthenocissus-quinquefolia.html</text:p>
          </table:table-cell>
          <table:table-cell office:value-type="string" office:string-value="https://pfaf.org/user/Plant.aspx?LatinName=Parthenocissus+quinquefolia">
            <text:p>https://pfaf.org/user/Plant.aspx?LatinName=Parthenocissus+quinquefoli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rthenocissus Vitacea">
            <text:p>Parthenocissus Vitace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www.floraweb.de/php/taxonomie.php?taxon-id=4132">
            <text:p>https://www.floraweb.de/php/taxonomie.php?taxon-id=413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etrea volubilis">
            <text:p>Petrea volubil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7450&amp;isprofile=0&amp;basic=Petrea%20volubilis">
            <text:p>https://www.missouribotanicalgarden.org/PlantFinder/PlantFinderDetails.aspx?taxonid=287450&amp;isprofile=0&amp;basic=Petrea%20volubil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idularium ">
            <text:p>Nidularium 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nvolvulus">
            <text:p>Convolvul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9298&amp;isprofile=0&amp;basic=Convolvulus">
            <text:p>https://www.missouribotanicalgarden.org/PlantFinder/PlantFinderDetails.aspx?taxonid=279298&amp;isprofile=0&amp;basic=Convolvul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toneaster Horizontalis">
            <text:p>Cotoneaster Horizontal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6505&amp;isprofile=0&amp;basic=Cotoneaster%20Horizontalis">
            <text:p>https://www.missouribotanicalgarden.org/PlantFinder/PlantFinderDetails.aspx?taxonid=286505&amp;isprofile=0&amp;basic=Cotoneaster%20Horizontalis</text:p>
          </table:table-cell>
          <table:table-cell office:value-type="string" office:string-value="https://www.floraweb.de/php/taxonomie.php?taxon-id=1682">
            <text:p>https://www.floraweb.de/php/taxonomie.php?taxon-id=1682</text:p>
          </table:table-cell>
          <table:table-cell office:value-type="string" office:string-value="https://www.infoflora.ch/en/flora/cotoneaster-horizontalis.html">
            <text:p>https://www.infoflora.ch/en/flora/cotoneaster-horizontalis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raspedia">
            <text:p>Crasped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chinopsis Oxygona">
            <text:p>Echinopsis Oxygon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monium Arboreum">
            <text:p>Limonium Arbore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obelia Cardinalis">
            <text:p>Lobelia Cardinal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8870&amp;isprofile=0&amp;basic=Lobelia%20Cardinalis">
            <text:p>https://www.missouribotanicalgarden.org/PlantFinder/PlantFinderDetails.aspx?taxonid=278870&amp;isprofile=0&amp;basic=Lobelia%20Cardinal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Lobelia+Cardinalis">
            <text:p>https://pfaf.org/user/Plant.aspx?LatinName=Lobelia+Cardinal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caevola Aemula">
            <text:p>Scaevola Aemu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1574&amp;isprofile=0&amp;basic=Scaevola%20Aemula">
            <text:p>https://www.missouribotanicalgarden.org/PlantFinder/PlantFinderDetails.aspx?taxonid=291574&amp;isprofile=0&amp;basic=Scaevola%20Aemu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accinium Myrtillus">
            <text:p>Vaccinium Myrtill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9992">
            <text:p>https://www.missouribotanicalgarden.org/PlantFinder/PlantFinderDetails.aspx?taxonid=279992</text:p>
          </table:table-cell>
          <table:table-cell office:value-type="string" office:string-value="https://www.floraweb.de/php/taxonomie.php?taxon-id=6160">
            <text:p>https://www.floraweb.de/php/taxonomie.php?taxon-id=6160</text:p>
          </table:table-cell>
          <table:table-cell office:value-type="string" office:string-value="https://www.infoflora.ch/en/flora/vaccinium-myrtillus.html">
            <text:p>https://www.infoflora.ch/en/flora/vaccinium-myrtillus.html</text:p>
          </table:table-cell>
          <table:table-cell office:value-type="string" office:string-value="https://pfaf.org/user/Plant.aspx?LatinName=Vaccinium+Myrtillus">
            <text:p>https://pfaf.org/user/Plant.aspx?LatinName=Vaccinium+Myrtill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rctotheca calendula">
            <text:p>Arctotheca calendula</text:p>
          </table:table-cell>
          <table:table-cell office:value-type="string" office:string-value="https://floraveg.eu/taxon/overview/Arctotheca%20calendula">
            <text:p>https://floraveg.eu/taxon/overview/Arctotheca%20calendula</text:p>
          </table:table-cell>
          <table:table-cell office:value-type="string" office:string-value="">
            <text:p/>
          </table:table-cell>
          <table:table-cell office:value-type="string" office:string-value="https://www.floraweb.de/php/taxonomie.php?taxon-id=30295">
            <text:p>https://www.floraweb.de/php/taxonomie.php?taxon-id=3029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mpranthus aureus">
            <text:p>Lampranthus aure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racleum">
            <text:p>Heracle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5991&amp;isprofile=0&amp;basic=Heracleum">
            <text:p>https://www.missouribotanicalgarden.org/PlantFinder/PlantFinderDetails.aspx?taxonid=275991&amp;isprofile=0&amp;basic=Heracle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gelica sylvestris">
            <text:p>Angelica sylvestris</text:p>
          </table:table-cell>
          <table:table-cell office:value-type="string" office:string-value="https://floraveg.eu/taxon/overview/Angelica%20sylvestris">
            <text:p>https://floraveg.eu/taxon/overview/Angelica%20sylvestris</text:p>
          </table:table-cell>
          <table:table-cell office:value-type="string" office:string-value="http://www.mobot.org/mobot/bloom/2000/2000-08-18d.html">
            <text:p>http://www.mobot.org/mobot/bloom/2000/2000-08-18d.html</text:p>
          </table:table-cell>
          <table:table-cell office:value-type="string" office:string-value="https://www.floraweb.de/php/taxonomie.php?taxon-id=445">
            <text:p>https://www.floraweb.de/php/taxonomie.php?taxon-id=445</text:p>
          </table:table-cell>
          <table:table-cell office:value-type="string" office:string-value="https://www.infoflora.ch/en/flora/angelica-sylvestris.html">
            <text:p>https://www.infoflora.ch/en/flora/angelica-sylvestris.html</text:p>
          </table:table-cell>
          <table:table-cell office:value-type="string" office:string-value="https://pfaf.org/user/Plant.aspx?LatinName=Angelica+sylvestris">
            <text:p>https://pfaf.org/user/Plant.aspx?LatinName=Angelica+sylvestr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maryllis">
            <text:p>Amaryll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5828&amp;isprofile=0&amp;hf=1">
            <text:p>https://www.missouribotanicalgarden.org/PlantFinder/PlantFinderDetails.aspx?taxonid=255828&amp;isprofile=0&amp;hf=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